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Normal_32_2" style:data-style-name="N19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DDEBF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DDEBF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DDEBF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Normal_32_2" style:data-style-name="N19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Normal_32_2" style:data-style-name="N19">
      <style:table-cell-properties fo:border-top="thin solid #000000" fo:border-bottom="thin solid #000000" fo:border-left="none" fo:border-right="none" style:vertical-align="automatic" fo:background-color="#DDEBF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Normal_32_2" style:data-style-name="N19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D6DCE4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18" style:family="table-cell" style:parent-style-name="Normal_32_2" style:data-style-name="N0">
      <style:table-cell-properties fo:border="thin solid #000000" style:vertical-align="automatic" fo:background-color="#D6DCE4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1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20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22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23" style:family="table-cell" style:parent-style-name="Normal_32_2" style:data-style-name="N0">
      <style:table-cell-properties fo:border="thin solid #000000" style:vertical-align="automatic" fo:background-color="#DDEBF7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2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5" style:family="table-cell" style:parent-style-name="Normal_32_2" style:data-style-name="N0">
      <style:table-cell-properties fo:border="thin solid #000000" style:vertical-align="automatic" fo:background-color="#DDEBF7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" style:data-style-name="N0">
      <style:table-cell-properties fo:border="thin solid #000000" style:vertical-align="automatic" fo:background-color="#DDEBF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Currency_32_2" style:data-style-name="N37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Currency_32_2" style:data-style-name="N37">
      <style:table-cell-properties fo:border="thin solid #000000" style:vertical-align="automatic" fo:background-color="#DDEBF7" style:repeat-content="false"/>
      <style:paragraph-properties fo:text-align="center"/>
      <style:text-properties style:font-name="Arial" style:font-name-asian="Arial" style:font-name-complex="Arial"/>
    </style:style>
    <style:style style:name="ce29" style:family="table-cell" style:parent-style-name="Currency_32_2" style:data-style-name="N37">
      <style:table-cell-properties fo:border="thin solid #000000" fo:background-color="#DDEBF7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Normal_32_2" style:data-style-name="N37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31" style:family="table-cell" style:parent-style-name="Currency_32_2" style:data-style-name="N37">
      <style:table-cell-properties fo:border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Currency_32_2" style:data-style-name="N37">
      <style:table-cell-properties fo:border-top="thin solid #000000" fo:border-bottom="thin solid #000000" fo:border-left="thin solid #000000" fo:border-right="none" fo:background-color="#DDEBF7"/>
      <style:text-properties style:font-name="Arial" style:font-name-asian="Arial" style:font-name-complex="Arial" fo:font-size="12pt" style:font-size-asian="12pt" style:font-size-complex="12pt"/>
    </style:style>
    <style:style style:name="ce33" style:family="table-cell" style:parent-style-name="Currency_32_2" style:data-style-name="N37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center"/>
      <style:text-properties style:font-name="Arial" style:font-name-asian="Arial" style:font-name-complex="Arial" style:text-underline-style="solid" style:text-underline-type="single"/>
    </style:style>
    <style:style style:name="ce34" style:family="table-cell" style:parent-style-name="Currency_32_2" style:data-style-name="N37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35" style:family="table-cell" style:parent-style-name="Percent_32_2" style:data-style-name="N38">
      <style:table-cell-properties fo:border-top="thin solid #000000" fo:border-bottom="thin solid #000000" fo:border-left="none" fo:border-right="none" fo:background-color="#DDEBF7"/>
      <style:text-properties style:font-name="Arial" style:font-name-asian="Arial" style:font-name-complex="Arial" fo:font-weight="bold" style:font-weight-asian="bold" style:font-weight-complex="bold"/>
    </style:style>
    <style:style style:name="ce36" style:family="table-cell" style:parent-style-name="Currency_32_2" style:data-style-name="N37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8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9" style:family="table-cell" style:parent-style-name="Percent_32_2" style:data-style-name="N14">
      <style:table-cell-properties fo:border-top="thin solid #000000" fo:border-bottom="thin solid #000000" fo:border-left="none" fo:border-right="none" fo:background-color="#DDEBF7"/>
      <style:text-properties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Normal_32_2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1" style:family="table-cell" style:parent-style-name="Normal_32_2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42" style:family="table-cell" style:parent-style-name="Normal_32_2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43" style:family="table-cell" style:parent-style-name="Normal_32_2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4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4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DDEBF7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DDEBF7"/>
      <style:text-properties style:font-name="Arial" style:font-name-asian="Arial" style:font-name-complex="Arial" fo:font-size="11pt" style:font-size-asian="11pt" style:font-size-complex="11pt"/>
    </style:style>
    <style:style style:name="ce50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DDEBF7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DDEBF7"/>
      <style:text-properties style:font-name="Arial" style:font-name-asian="Arial" style:font-name-complex="Arial" fo:font-size="11pt" style:font-size-asian="11pt" style:font-size-complex="11pt"/>
    </style:style>
    <style:style style:name="ce52" style:family="table-cell" style:parent-style-name="Normal_32_2" style:data-style-name="N0">
      <style:table-cell-properties style:vertical-align="automatic" fo:background-color="#DDEBF7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3" style:family="table-cell" style:parent-style-name="Normal_32_2" style:data-style-name="N0">
      <style:table-cell-properties style:vertical-align="automatic" fo:background-color="#DDEBF7"/>
      <style:text-properties style:font-name="Arial" style:font-name-asian="Arial" style:font-name-complex="Arial" fo:font-size="11pt" style:font-size-asian="11pt" style:font-size-complex="11pt"/>
    </style:style>
    <style:style style:name="ce54" style:family="table-cell" style:parent-style-name="Normal_32_2" style:data-style-name="N19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5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Normal_32_2" style:data-style-name="N20">
      <style:table-cell-properties fo:border-top="none" fo:border-bottom="2pt solid #000000" fo:border-left="none" fo:border-right="none" style:vertical-align="automatic" fo:background-color="#DDEBF7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DDEBF7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9" style:family="table-cell" style:parent-style-name="Percent_32_2" style:data-style-name="N39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0" style:family="table-cell" style:parent-style-name="Percent_32_2" style:data-style-name="N14">
      <style:table-cell-properties fo:border-top="thin solid #000000" fo:border-bottom="thin solid #000000" fo:border-left="none" fo:border-right="none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4" style:family="table-cell" style:parent-style-name="Currency_32_2" style:data-style-name="N40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5" style:family="table-cell" style:parent-style-name="Currency_32_2" style:data-style-name="N41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67" style:family="table-cell" style:parent-style-name="Currency_32_2" style:data-style-name="N40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8" style:family="table-cell" style:parent-style-name="Currency_32_2" style:data-style-name="N37">
      <style:table-cell-properties fo:border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69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70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DCE6F1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71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72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73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74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75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7" style:family="table-cell" style:parent-style-name="Normal_32_3" style:data-style-name="N19">
      <style:table-cell-properties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78" style:family="table-cell" style:parent-style-name="Normal_32_3" style:data-style-name="N0">
      <style:table-cell-properties style:vertical-align="automatic" fo:background-color="#DCE6F1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79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#DCE6F1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80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DCE6F1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81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82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83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84" style:family="table-cell" style:parent-style-name="Normal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Normal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86" style:family="table-cell" style:parent-style-name="Normal_32_3" style:data-style-name="N34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87" style:family="table-cell" style:parent-style-name="Currency_32_3" style:data-style-name="N34">
      <style:table-cell-properties fo:border-top="thin solid #000000" fo:border-bottom="none" fo:border-left="thin solid #000000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88" style:family="table-cell" style:parent-style-name="Normal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89" style:family="table-cell" style:parent-style-name="Normal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0" style:family="table-cell" style:parent-style-name="Normal_32_3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91" style:family="table-cell" style:parent-style-name="Normal_32_3" style:data-style-name="N34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92" style:family="table-cell" style:parent-style-name="Currency_32_3" style:data-style-name="N34">
      <style:table-cell-properties fo:border-top="thin solid #000000" fo:border-bottom="thin solid #000000" fo:border-left="thin solid #000000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93" style:family="table-cell" style:parent-style-name="Normal_32_3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94" style:family="table-cell" style:parent-style-name="Normal_32_3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5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96" style:family="table-cell" style:parent-style-name="Currency_32_3" style:data-style-name="N34">
      <style:table-cell-properties fo:border-top="thin solid #000000" fo:border-bottom="thin solid #000000" fo:border-left="none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97" style:family="table-cell" style:parent-style-name="Percent_32_3" style:data-style-name="N14">
      <style:table-cell-properties fo:border-top="thin solid #000000" fo:border-bottom="thin solid #000000" fo:border-left="none" fo:border-right="none" fo:background-color="transparent"/>
      <style:text-properties fo:color="#000000" style:font-name="Arial" style:font-name-asian="Arial" style:font-name-complex="Arial"/>
    </style:style>
    <style:style style:name="ce98" style:family="table-cell" style:parent-style-name="Percent_32_3" style:data-style-name="N14">
      <style:table-cell-properties fo:border-top="thin solid #000000" fo:border-bottom="thin solid #000000" fo:border-left="none" fo:border-right="none" fo:background-color="transparent"/>
      <style:text-properties fo:color="#000000" style:font-name="Arial" style:font-name-asian="Arial" style:font-name-complex="Arial" fo:font-weight="bold" style:font-weight-asian="bold" style:font-weight-complex="bold"/>
    </style:style>
    <style:style style:name="ce99" style:family="table-cell" style:parent-style-name="Percent_32_3" style:data-style-name="N38">
      <style:table-cell-properties fo:border-top="thin solid #000000" fo:border-bottom="thin solid #000000" fo:border-left="none" fo:border-right="none" fo:background-color="transparent"/>
      <style:text-properties fo:color="#000000" style:font-name="Arial" style:font-name-asian="Arial" style:font-name-complex="Arial" fo:font-weight="bold" style:font-weight-asian="bold" style:font-weight-complex="bold"/>
    </style:style>
    <style:style style:name="ce100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01" style:family="table-cell" style:parent-style-name="Normal_32_3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02" style:family="table-cell" style:parent-style-name="Normal_32_3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03" style:family="table-cell" style:parent-style-name="Normal_32_3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3" style:data-style-name="N34">
      <style:table-cell-properties style:vertical-align="automatic" fo:background-color="#F2DCDB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Currency_32_3" style:data-style-name="N34">
      <style:table-cell-properties fo:background-color="#C5D9F1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3" style:data-style-name="N1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07" style:family="table-cell" style:parent-style-name="Normal_32_3" style:data-style-name="N19">
      <style:table-cell-properties fo:border-top="none" fo:border-bottom="thin solid #000000" fo:border-left="none" fo:border-right="none" style:vertical-align="automatic" fo:background-color="#F2DCDB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08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109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0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11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2DCDB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12" style:family="table-cell" style:parent-style-name="Normal_32_3" style:data-style-name="N19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113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14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115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7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DCE6F1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9" style:family="table-cell" style:parent-style-name="Normal_32_3" style:data-style-name="N14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120" style:family="table-cell" style:parent-style-name="Currency_32_3" style:data-style-name="N34">
      <style:table-cell-properties fo:border-top="thin solid #000000" fo:border-bottom="thin solid #000000" fo:border-left="thin solid #000000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1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22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2DCDB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23" style:family="table-cell" style:parent-style-name="Currency_32_3" style:data-style-name="N34">
      <style:table-cell-properties fo:border-top="thin solid #000000" fo:border-bottom="thin solid #000000" fo:border-left="thin solid #000000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4" style:family="table-cell" style:parent-style-name="Currency_32_3" style:data-style-name="N34">
      <style:table-cell-properties fo:border-top="thin solid #000000" fo:border-bottom="thin solid #000000" fo:border-left="none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5" style:family="table-cell" style:parent-style-name="Normal_32_3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26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27" style:family="table-cell" style:parent-style-name="Currency_32_3" style:data-style-name="N34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8" style:family="table-cell" style:parent-style-name="Currency_32_3" style:data-style-name="N34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9" style:family="table-cell" style:parent-style-name="Currency_32_3" style:data-style-name="N34">
      <style:table-cell-properties fo:border-top="thin solid #000000" fo:border-bottom="none" fo:border-left="thin solid #000000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130" style:family="table-cell" style:parent-style-name="Currency_32_3" style:data-style-name="N34">
      <style:table-cell-properties fo:border-top="thin solid #000000" fo:border-bottom="none" fo:border-left="none" fo:border-right="none" style:vertical-align="automatic" fo:background-color="#F2DCDB" style:repeat-content="false"/>
      <style:paragraph-properties fo:text-align="center"/>
      <style:text-properties fo:color="#000000" style:font-name="Arial" style:font-name-asian="Arial" style:font-name-complex="Arial"/>
    </style:style>
    <style:style style:name="ce131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DCE6F1" style:cell-protect="protected"/>
      <style:text-properties fo:color="#000000" style:font-name="Arial" style:font-name-asian="Arial" style:font-name-complex="Arial"/>
    </style:style>
    <style:style style:name="ce132" style:family="table-cell" style:parent-style-name="Normal_32_3" style:data-style-name="N0">
      <style:table-cell-properties fo:border="thin solid #000000" style:vertical-align="automatic" fo:background-color="#DCE6F1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33" style:family="table-cell" style:parent-style-name="Normal_32_3" style:data-style-name="N0">
      <style:table-cell-properties fo:border-top="thin solid #000000" fo:border-bottom="thin solid #000000" fo:border-left="none" fo:border-right="none" style:vertical-align="automatic" fo:background-color="#DCE6F1" style:cell-protect="protected"/>
      <style:text-properties fo:color="#000000" style:font-name="Arial" style:font-name-asian="Arial" style:font-name-complex="Arial"/>
    </style:style>
    <style:style style:name="ce13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none" fo:background-color="#DDEBF7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none" fo:background-color="#DDEBF7"/>
    </style:style>
    <style:style style:name="ce137" style:family="table-cell" style:parent-style-name="Currency_32_2" style:data-style-name="N40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138" style:family="table-cell" style:parent-style-name="Currency_32_2" style:data-style-name="N4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139" style:family="table-cell" style:parent-style-name="Currency_32_2" style:data-style-name="N37">
      <style:table-cell-properties fo:border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140" style:family="table-cell" style:parent-style-name="Default" style:data-style-name="N0">
      <style:table-cell-properties fo:border="thin solid #000000" fo:background-color="#FCE4D6"/>
    </style:style>
    <style:style style:name="ce141" style:family="table-cell" style:parent-style-name="Default" style:data-style-name="N0">
      <style:table-cell-properties fo:border="thin solid #000000" fo:background-color="transparent"/>
    </style:style>
    <style:style style:name="ce14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4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DDEBF7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top" fo:background-color="#DDEBF7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#DDEBF7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none" style:vertical-align="top" fo:background-color="#DDEBF7" style:repeat-content="false"/>
      <style:paragraph-properties fo:text-align="center"/>
    </style:style>
    <style:style style:name="ce148" style:family="table-cell" style:parent-style-name="Default" style:data-style-name="N0">
      <style:table-cell-properties style:vertical-align="top" fo:background-color="#DDEBF7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none" fo:border-left="none" fo:border-right="thin solid #000000" style:vertical-align="top" fo:background-color="#DDEBF7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#DDEBF7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none" style:vertical-align="top" fo:background-color="#DDEBF7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DDEBF7" style:repeat-content="false"/>
      <style:paragraph-properties fo:text-align="center"/>
    </style:style>
    <style:style style:name="ce15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54" style:family="table-cell" style:parent-style-name="Currency_32_2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55" style:family="table-cell" style:parent-style-name="Normal_32_3" style:data-style-name="N0">
      <style:table-cell-properties fo:border-top="none" fo:border-bottom="thin solid #000000" fo:border-left="none" fo:border-right="thin solid #000000" style:vertical-align="automatic" fo:background-color="#DCE6F1" style:cell-protect="protected"/>
      <style:text-properties fo:color="#000000" style:font-name="Arial" style:font-name-asian="Arial" style:font-name-complex="Arial"/>
    </style:style>
    <style:style style:name="ce156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automatic" fo:background-color="#DCE6F1" style:cell-protect="protected"/>
      <style:text-properties fo:color="#000000" style:font-name="Arial" style:font-name-asian="Arial" style:font-name-complex="Arial"/>
    </style:style>
    <style:style style:name="ce157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8" style:family="table-cell" style:parent-style-name="Normal_32_3" style:data-style-name="N0">
      <style:table-cell-properties fo:border-top="thin solid #000000" fo:border-bottom="thin solid #000000" fo:border-left="none" fo:border-right="none" style:vertical-align="automatic" fo:background-color="#F2DCDB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59" style:family="table-cell" style:parent-style-name="Default" style:data-style-name="N0">
      <style:table-cell-properties fo:border="thin solid #000000" style:vertical-align="top" fo:background-color="#DDEBF7" style:repeat-content="false"/>
      <style:paragraph-properties fo:text-align="center"/>
    </style:style>
    <style:style style:name="ce160" style:family="table-cell" style:parent-style-name="Currency_32_2" style:data-style-name="N40">
      <style:table-cell-properties fo:border="thin solid #000000" style:vertical-align="automatic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thin solid #000000" fo:background-color="#DDEBF7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EBF7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0.529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25979166666667cm" style:use-optimal-column-width="true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12208333333333cm" style:use-optimal-column-width="true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4.49791666666667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number-columns-repeated="10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number-columns-repeated="16368" table:default-cell-style-name="ce69"/>
        <table:table-row table:style-name="ro1">
          <table:table-cell office:value-type="string" table:number-columns-spanned="16" table:number-rows-spanned="1" table:style-name="ce121">
            <text:p>Equipment Order Entry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number-columns-repeated="2" table:style-name="ce117"/>
          <table:table-cell office:value-type="string" table:style-name="ce117">
            <text:p>Date</text:p>
          </table:table-cell>
          <table:table-cell table:number-columns-repeated="3" table:style-name="ce117"/>
          <table:table-cell office:value-type="string" table:style-name="ce109">
            <text:p>Page</text:p>
          </table:table-cell>
          <table:table-cell table:number-columns-repeated="6" table:style-name="ce109"/>
          <table:table-cell table:style-name="ce116"/>
          <table:table-cell table:style-name="ce115"/>
          <table:table-cell office:value-type="string" table:style-name="ce118">
            <text:p>Summary</text:p>
          </table:table-cell>
          <table:table-cell table:number-columns-repeated="16368"/>
        </table:table-row>
        <table:table-row table:style-name="ro2">
          <table:table-cell table:style-name="ce109"/>
          <table:table-cell office:value-type="string" table:style-name="ce109">
            <text:p>Invoice To:</text:p>
          </table:table-cell>
          <table:table-cell table:style-name="ce75"/>
          <table:table-cell table:style-name="ce109"/>
          <table:table-cell office:value-type="string" table:style-name="ce109">
            <text:p>PR Number</text:p>
          </table:table-cell>
          <table:table-cell table:style-name="ce111"/>
          <table:table-cell table:number-columns-repeated="8" table:style-name="ce110"/>
          <table:table-cell table:number-columns-repeated="2" table:style-name="ce75"/>
          <table:table-cell table:number-columns-repeated="16368"/>
        </table:table-row>
        <table:table-row table:style-name="ro2">
          <table:table-cell table:style-name="ce75"/>
          <table:table-cell table:number-columns-spanned="2" table:number-rows-spanned="1" table:style-name="ce122"/>
          <table:covered-table-cell/>
          <table:table-cell office:value-type="string" table:style-name="ce109">
            <text:p><text:s text:c="3"/>Representative Name</text:p>
          </table:table-cell>
          <table:table-cell table:style-name="ce108"/>
          <table:table-cell table:style-name="ce111"/>
          <table:table-cell office:value-type="string" table:style-name="ce75">
            <text:p>P.O. amount</text:p>
          </table:table-cell>
          <table:table-cell office:value-type="currency" office:value="0" table:style-name="ce105">
            <text:p><text:s/>$-<text:s text:c="3"/></text:p>
          </table:table-cell>
          <table:table-cell table:number-columns-repeated="6" table:style-name="ce113"/>
          <table:table-cell table:number-columns-repeated="2" table:style-name="ce114"/>
          <table:table-cell table:number-columns-repeated="16368"/>
        </table:table-row>
        <table:table-row table:style-name="ro2">
          <table:table-cell table:style-name="ce75"/>
          <table:table-cell table:number-columns-spanned="2" table:number-rows-spanned="1" table:style-name="ce158"/>
          <table:covered-table-cell/>
          <table:table-cell office:value-type="string" table:style-name="ce109">
            <text:p><text:s text:c="3"/>Representative Account #</text:p>
          </table:table-cell>
          <table:table-cell table:style-name="ce108"/>
          <table:table-cell table:style-name="ce111"/>
          <table:table-cell office:value-type="string" table:style-name="ce75">
            <text:p>Calculated invoice<text:s/></text:p>
          </table:table-cell>
          <table:table-cell table:style-name="ce104"/>
          <table:table-cell table:number-columns-repeated="5" table:style-name="ce113"/>
          <table:table-cell table:style-name="ce110"/>
          <table:table-cell table:style-name="ce108"/>
          <table:table-cell table:style-name="ce112"/>
          <table:table-cell table:number-columns-repeated="16368"/>
        </table:table-row>
        <table:table-row table:style-name="ro2">
          <table:table-cell table:style-name="ce75"/>
          <table:table-cell table:number-columns-spanned="2" table:number-rows-spanned="1" table:style-name="ce158"/>
          <table:covered-table-cell/>
          <table:table-cell office:value-type="string" table:style-name="ce109">
            <text:p><text:s text:c="3"/>Purchase Order #<text:s/></text:p>
          </table:table-cell>
          <table:table-cell table:style-name="ce108"/>
          <table:table-cell table:style-name="ce111"/>
          <table:table-cell office:value-type="string" table:style-name="ce75">
            <text:p>Amount off</text:p>
          </table:table-cell>
          <table:table-cell office:value-type="currency" office:value="0" table:formula="msoxl:=H4-H5" table:style-name="ce104">
            <text:p><text:s/>$-<text:s text:c="3"/></text:p>
          </table:table-cell>
          <table:table-cell table:number-columns-repeated="6" table:style-name="ce110"/>
          <table:table-cell table:number-columns-repeated="2" table:style-name="ce75"/>
          <table:table-cell table:number-columns-repeated="16368"/>
        </table:table-row>
        <table:table-row table:style-name="ro2">
          <table:table-cell table:style-name="ce75"/>
          <table:table-cell table:number-columns-spanned="2" table:number-rows-spanned="1" table:style-name="ce158"/>
          <table:covered-table-cell/>
          <table:table-cell office:value-type="string" table:style-name="ce109">
            <text:p><text:s text:c="3"/>Purchase Order Date</text:p>
          </table:table-cell>
          <table:table-cell table:style-name="ce108"/>
          <table:table-cell table:style-name="ce107"/>
          <table:table-cell table:number-columns-repeated="8" table:style-name="ce106"/>
          <table:table-cell table:number-columns-repeated="2" table:style-name="ce75"/>
          <table:table-cell table:number-columns-repeated="16368"/>
        </table:table-row>
        <table:table-row table:style-name="ro3">
          <table:table-cell table:number-columns-repeated="5" table:style-name="ce75"/>
          <table:table-cell table:style-name="ce63"/>
          <table:table-cell office:value-type="string" table:style-name="ce62">
            <text:p>Resale</text:p>
          </table:table-cell>
          <table:table-cell table:style-name="ce1"/>
          <table:table-cell table:number-columns-repeated="8" table:style-name="ce75"/>
          <table:table-cell table:number-columns-repeated="16368"/>
        </table:table-row>
        <table:table-row table:style-name="ro3">
          <table:table-cell table:number-columns-repeated="5" table:style-name="ce75"/>
          <table:table-cell table:style-name="ce63"/>
          <table:table-cell office:value-type="string" table:style-name="ce62">
            <text:p>Taxable</text:p>
          </table:table-cell>
          <table:table-cell table:style-name="ce1"/>
          <table:table-cell table:number-columns-repeated="8" table:style-name="ce75"/>
          <table:table-cell table:number-columns-repeated="16368"/>
        </table:table-row>
        <table:table-row table:style-name="ro3">
          <table:table-cell table:number-columns-repeated="5" table:style-name="ce75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8" table:style-name="ce75"/>
          <table:table-cell table:number-columns-repeated="16368"/>
        </table:table-row>
        <table:table-row table:style-name="ro3">
          <table:table-cell table:number-columns-repeated="16" table:style-name="ce75"/>
          <table:table-cell table:number-columns-repeated="16368"/>
        </table:table-row>
        <table:table-row table:style-name="ro3">
          <table:table-cell table:style-name="ce95"/>
          <table:table-cell office:value-type="string" table:number-columns-spanned="2" table:number-rows-spanned="1" table:style-name="ce157">
            <text:p>ITEM NUMBER</text:p>
          </table:table-cell>
          <table:covered-table-cell/>
          <table:table-cell office:value-type="string" table:style-name="ce100">
            <text:p>Sheet1</text:p>
          </table:table-cell>
          <table:table-cell office:value-type="string" table:style-name="ce101">
            <text:p>Sheet2</text:p>
          </table:table-cell>
          <table:table-cell office:value-type="string" table:style-name="ce100">
            <text:p>Sheet3</text:p>
          </table:table-cell>
          <table:table-cell office:value-type="string" table:style-name="ce101">
            <text:p>Sheet4</text:p>
          </table:table-cell>
          <table:table-cell office:value-type="string" table:style-name="ce100">
            <text:p>Sheet5</text:p>
          </table:table-cell>
          <table:table-cell office:value-type="string" table:style-name="ce100">
            <text:p>Sheet6</text:p>
          </table:table-cell>
          <table:table-cell office:value-type="string" table:style-name="ce100">
            <text:p>Sheet7</text:p>
          </table:table-cell>
          <table:table-cell office:value-type="string" table:style-name="ce100">
            <text:p>Sheet8</text:p>
          </table:table-cell>
          <table:table-cell office:value-type="string" table:style-name="ce100">
            <text:p>Sheet9</text:p>
          </table:table-cell>
          <table:table-cell office:value-type="string" table:style-name="ce100">
            <text:p>Sheet10</text:p>
          </table:table-cell>
          <table:table-cell table:style-name="ce100"/>
          <table:table-cell office:value-type="string" table:number-columns-spanned="2" table:number-rows-spanned="1" table:style-name="ce12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style-name="ce95"/>
          <table:table-cell table:style-name="ce94"/>
          <table:table-cell table:style-name="ce93"/>
          <table:table-cell table:style-name="ce100"/>
          <table:table-cell table:style-name="ce101"/>
          <table:table-cell table:style-name="ce103"/>
          <table:table-cell table:style-name="ce101"/>
          <table:table-cell table:number-columns-repeated="7" table:style-name="ce100"/>
          <table:table-cell office:value-type="string" table:number-columns-spanned="2" table:number-rows-spanned="1" table:style-name="ce127">
            <text:p><text:s/></text:p>
          </table:table-cell>
          <table:covered-table-cell/>
          <table:table-cell table:number-columns-repeated="16368"/>
        </table:table-row>
        <table:table-row table:style-name="ro3">
          <table:table-cell table:style-name="ce95"/>
          <table:table-cell table:style-name="ce94"/>
          <table:table-cell table:style-name="ce93"/>
          <table:table-cell table:style-name="ce100"/>
          <table:table-cell table:style-name="ce101"/>
          <table:table-cell table:style-name="ce103"/>
          <table:table-cell table:style-name="ce101"/>
          <table:table-cell table:number-columns-repeated="7" table:style-name="ce100"/>
          <table:table-cell table:number-columns-spanned="2" table:number-rows-spanned="1" table:style-name="ce127"/>
          <table:covered-table-cell/>
          <table:table-cell table:number-columns-repeated="16368"/>
        </table:table-row>
        <table:table-row table:style-name="ro2">
          <table:table-cell table:style-name="ce95"/>
          <table:table-cell table:style-name="ce94"/>
          <table:table-cell table:style-name="ce93"/>
          <table:table-cell table:style-name="ce100"/>
          <table:table-cell table:style-name="ce101"/>
          <table:table-cell table:style-name="ce102"/>
          <table:table-cell table:style-name="ce101"/>
          <table:table-cell table:number-columns-repeated="7" table:style-name="ce100"/>
          <table:table-cell office:value-type="string" table:number-columns-spanned="2" table:number-rows-spanned="1" table:style-name="ce127">
            <text:p><text:s/></text:p>
          </table:table-cell>
          <table:covered-table-cell/>
          <table:table-cell table:number-columns-repeated="16368"/>
        </table:table-row>
        <table:table-row table:style-name="ro2">
          <table:table-cell table:style-name="ce95"/>
          <table:table-cell table:style-name="ce94"/>
          <table:table-cell table:style-name="ce93"/>
          <table:table-cell table:style-name="ce100"/>
          <table:table-cell table:style-name="ce101"/>
          <table:table-cell table:style-name="ce102"/>
          <table:table-cell table:style-name="ce101"/>
          <table:table-cell table:number-columns-repeated="7" table:style-name="ce100"/>
          <table:table-cell table:number-columns-spanned="2" table:number-rows-spanned="1" table:style-name="ce127"/>
          <table:covered-table-cell/>
          <table:table-cell table:number-columns-repeated="16368"/>
        </table:table-row>
        <table:table-row table:style-name="ro3">
          <table:table-cell table:style-name="ce95"/>
          <table:table-cell office:value-type="string" table:style-name="ce94">
            <text:p>Base List Price</text:p>
          </table:table-cell>
          <table:table-cell table:style-name="ce93"/>
          <table:table-cell office:value-type="currency" office:value="0" table:formula="msoxl:=Sheet1!J17" table:style-name="ce92">
            <text:p><text:s/>$-<text:s text:c="3"/></text:p>
          </table:table-cell>
          <table:table-cell office:value-type="currency" office:value="0" table:formula="msoxl:=Sheet2!J17" table:style-name="ce92">
            <text:p><text:s/>$-<text:s text:c="3"/></text:p>
          </table:table-cell>
          <table:table-cell office:value-type="currency" office:value="0" table:formula="msoxl:=Sheet3!J17" table:style-name="ce92">
            <text:p><text:s/>$-<text:s text:c="3"/></text:p>
          </table:table-cell>
          <table:table-cell office:value-type="currency" office:value="0" table:formula="msoxl:=Sheet4!J17" table:style-name="ce92">
            <text:p><text:s/>$-<text:s text:c="3"/></text:p>
          </table:table-cell>
          <table:table-cell office:value-type="currency" office:value="0" table:formula="msoxl:=Sheet5!J17" table:style-name="ce92">
            <text:p><text:s/>$-<text:s text:c="3"/></text:p>
          </table:table-cell>
          <table:table-cell office:value-type="currency" office:value="0" table:formula="msoxl:=Sheet6!J17" table:style-name="ce92">
            <text:p><text:s/>$-<text:s text:c="3"/></text:p>
          </table:table-cell>
          <table:table-cell office:value-type="currency" office:value="0" table:formula="msoxl:=Sheet7!J17" table:style-name="ce92">
            <text:p><text:s/>$-<text:s text:c="3"/></text:p>
          </table:table-cell>
          <table:table-cell office:value-type="currency" office:value="0" table:formula="msoxl:=Sheet8!J17" table:style-name="ce92">
            <text:p><text:s/>$-<text:s text:c="3"/></text:p>
          </table:table-cell>
          <table:table-cell office:value-type="currency" office:value="0" table:formula="msoxl:=Sheet9!J17" table:style-name="ce92">
            <text:p><text:s/>$-<text:s text:c="3"/></text:p>
          </table:table-cell>
          <table:table-cell office:value-type="currency" office:value="0" table:formula="msoxl:=Sheet10!J17" table:style-name="ce92">
            <text:p><text:s/>$-<text:s text:c="3"/></text:p>
          </table:table-cell>
          <table:table-cell table:style-name="ce91"/>
          <table:table-cell office:value-type="currency" office:value="0" table:formula="msoxl:=SUM(D17:M17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Centinel Router</text:p>
          </table:table-cell>
          <table:table-cell table:style-name="ce93"/>
          <table:table-cell office:value-type="currency" office:value="0" table:formula="msoxl:=Sheet1!J18" table:style-name="ce92">
            <text:p><text:s/>$-<text:s text:c="3"/></text:p>
          </table:table-cell>
          <table:table-cell office:value-type="currency" office:value="0" table:formula="msoxl:=Sheet2!J18" table:style-name="ce92">
            <text:p><text:s/>$-<text:s text:c="3"/></text:p>
          </table:table-cell>
          <table:table-cell office:value-type="currency" office:value="0" table:formula="msoxl:=Sheet3!J18" table:style-name="ce92">
            <text:p><text:s/>$-<text:s text:c="3"/></text:p>
          </table:table-cell>
          <table:table-cell office:value-type="currency" office:value="0" table:formula="msoxl:=Sheet4!J18" table:style-name="ce92">
            <text:p><text:s/>$-<text:s text:c="3"/></text:p>
          </table:table-cell>
          <table:table-cell office:value-type="currency" office:value="0" table:formula="msoxl:=Sheet5!J18" table:style-name="ce92">
            <text:p><text:s/>$-<text:s text:c="3"/></text:p>
          </table:table-cell>
          <table:table-cell office:value-type="currency" office:value="0" table:formula="msoxl:=Sheet6!J18" table:style-name="ce92">
            <text:p><text:s/>$-<text:s text:c="3"/></text:p>
          </table:table-cell>
          <table:table-cell office:value-type="currency" office:value="0" table:formula="msoxl:=Sheet7!J18" table:style-name="ce92">
            <text:p><text:s/>$-<text:s text:c="3"/></text:p>
          </table:table-cell>
          <table:table-cell office:value-type="currency" office:value="0" table:formula="msoxl:=Sheet8!J18" table:style-name="ce92">
            <text:p><text:s/>$-<text:s text:c="3"/></text:p>
          </table:table-cell>
          <table:table-cell office:value-type="currency" office:value="0" table:formula="msoxl:=Sheet9!J18" table:style-name="ce92">
            <text:p><text:s/>$-<text:s text:c="3"/></text:p>
          </table:table-cell>
          <table:table-cell office:value-type="currency" office:value="0" table:formula="msoxl:=Sheet10!J18" table:style-name="ce92">
            <text:p><text:s/>$-<text:s text:c="3"/></text:p>
          </table:table-cell>
          <table:table-cell table:style-name="ce91"/>
          <table:table-cell office:value-type="currency" office:value="0" table:formula="msoxl:=SUM(D18:M18)" table:style-name="ce92">
            <text:p><text:s/>$-<text:s text:c="3"/></text:p>
          </table:table-cell>
          <table:table-cell table:style-name="ce96"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Options List price</text:p>
          </table:table-cell>
          <table:table-cell table:style-name="ce93"/>
          <table:table-cell office:value-type="currency" office:value="0" table:formula="msoxl:=Sheet1!J19" table:style-name="ce92">
            <text:p><text:s/>$-<text:s text:c="3"/></text:p>
          </table:table-cell>
          <table:table-cell office:value-type="currency" office:value="0" table:formula="msoxl:=Sheet2!J19" table:style-name="ce92">
            <text:p><text:s/>$-<text:s text:c="3"/></text:p>
          </table:table-cell>
          <table:table-cell office:value-type="currency" office:value="0" table:formula="msoxl:=Sheet3!J19" table:style-name="ce92">
            <text:p><text:s/>$-<text:s text:c="3"/></text:p>
          </table:table-cell>
          <table:table-cell office:value-type="currency" office:value="0" table:formula="msoxl:=Sheet4!J19" table:style-name="ce92">
            <text:p><text:s/>$-<text:s text:c="3"/></text:p>
          </table:table-cell>
          <table:table-cell office:value-type="currency" office:value="0" table:formula="msoxl:=Sheet5!J19" table:style-name="ce92">
            <text:p><text:s/>$-<text:s text:c="3"/></text:p>
          </table:table-cell>
          <table:table-cell office:value-type="currency" office:value="0" table:formula="msoxl:=Sheet6!J19" table:style-name="ce92">
            <text:p><text:s/>$-<text:s text:c="3"/></text:p>
          </table:table-cell>
          <table:table-cell office:value-type="currency" office:value="0" table:formula="msoxl:=Sheet7!J19" table:style-name="ce92">
            <text:p><text:s/>$-<text:s text:c="3"/></text:p>
          </table:table-cell>
          <table:table-cell office:value-type="currency" office:value="0" table:formula="msoxl:=Sheet8!J19" table:style-name="ce92">
            <text:p><text:s/>$-<text:s text:c="3"/></text:p>
          </table:table-cell>
          <table:table-cell office:value-type="currency" office:value="0" table:formula="msoxl:=Sheet9!J19" table:style-name="ce92">
            <text:p><text:s/>$-<text:s text:c="3"/></text:p>
          </table:table-cell>
          <table:table-cell office:value-type="currency" office:value="0" table:formula="msoxl:=Sheet10!J19" table:style-name="ce92">
            <text:p><text:s/>$-<text:s text:c="3"/></text:p>
          </table:table-cell>
          <table:table-cell table:style-name="ce91"/>
          <table:table-cell office:value-type="currency" office:value="0" table:formula="msoxl:=SUM(D19:M19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Total List Price</text:p>
          </table:table-cell>
          <table:table-cell table:style-name="ce93"/>
          <table:table-cell office:value-type="currency" office:value="0" table:formula="msoxl:=Sheet1!J20" table:style-name="ce92">
            <text:p><text:s/>$-<text:s text:c="3"/></text:p>
          </table:table-cell>
          <table:table-cell office:value-type="currency" office:value="0" table:formula="msoxl:=Sheet2!J20" table:style-name="ce92">
            <text:p><text:s/>$-<text:s text:c="3"/></text:p>
          </table:table-cell>
          <table:table-cell office:value-type="currency" office:value="0" table:formula="msoxl:=Sheet3!J20" table:style-name="ce92">
            <text:p><text:s/>$-<text:s text:c="3"/></text:p>
          </table:table-cell>
          <table:table-cell office:value-type="currency" office:value="0" table:formula="msoxl:=Sheet4!J20" table:style-name="ce92">
            <text:p><text:s/>$-<text:s text:c="3"/></text:p>
          </table:table-cell>
          <table:table-cell office:value-type="currency" office:value="0" table:formula="msoxl:=Sheet5!J20" table:style-name="ce92">
            <text:p><text:s/>$-<text:s text:c="3"/></text:p>
          </table:table-cell>
          <table:table-cell office:value-type="currency" office:value="0" table:formula="msoxl:=Sheet6!J20" table:style-name="ce92">
            <text:p><text:s/>$-<text:s text:c="3"/></text:p>
          </table:table-cell>
          <table:table-cell office:value-type="currency" office:value="0" table:formula="msoxl:=Sheet7!J20" table:style-name="ce92">
            <text:p><text:s/>$-<text:s text:c="3"/></text:p>
          </table:table-cell>
          <table:table-cell office:value-type="currency" office:value="0" table:formula="msoxl:=Sheet8!J20" table:style-name="ce92">
            <text:p><text:s/>$-<text:s text:c="3"/></text:p>
          </table:table-cell>
          <table:table-cell office:value-type="currency" office:value="0" table:formula="msoxl:=Sheet9!J20" table:style-name="ce92">
            <text:p><text:s/>$-<text:s text:c="3"/></text:p>
          </table:table-cell>
          <table:table-cell office:value-type="currency" office:value="0" table:formula="msoxl:=Sheet10!J20" table:style-name="ce92">
            <text:p><text:s/>$-<text:s text:c="3"/></text:p>
          </table:table-cell>
          <table:table-cell table:style-name="ce91"/>
          <table:table-cell office:value-type="currency" office:value="0" table:formula="msoxl:=SUM(D20:M20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Total selling price before tax</text:p>
          </table:table-cell>
          <table:table-cell table:style-name="ce99"/>
          <table:table-cell office:value-type="currency" office:value="0" table:formula="msoxl:=Sheet1!J23" table:style-name="ce92">
            <text:p><text:s/>$-<text:s text:c="3"/></text:p>
          </table:table-cell>
          <table:table-cell office:value-type="currency" office:value="0" table:formula="msoxl:=Sheet2!J23" table:style-name="ce92">
            <text:p><text:s/>$-<text:s text:c="3"/></text:p>
          </table:table-cell>
          <table:table-cell office:value-type="currency" office:value="0" table:formula="msoxl:=Sheet3!J23" table:style-name="ce92">
            <text:p><text:s/>$-<text:s text:c="3"/></text:p>
          </table:table-cell>
          <table:table-cell office:value-type="currency" office:value="0" table:formula="msoxl:=Sheet4!J23" table:style-name="ce92">
            <text:p><text:s/>$-<text:s text:c="3"/></text:p>
          </table:table-cell>
          <table:table-cell office:value-type="currency" office:value="0" table:formula="msoxl:=Sheet5!J23" table:style-name="ce92">
            <text:p><text:s/>$-<text:s text:c="3"/></text:p>
          </table:table-cell>
          <table:table-cell office:value-type="currency" office:value="0" table:formula="msoxl:=Sheet6!J23" table:style-name="ce92">
            <text:p><text:s/>$-<text:s text:c="3"/></text:p>
          </table:table-cell>
          <table:table-cell office:value-type="currency" office:value="0" table:formula="msoxl:=Sheet7!J23" table:style-name="ce92">
            <text:p><text:s/>$-<text:s text:c="3"/></text:p>
          </table:table-cell>
          <table:table-cell office:value-type="currency" office:value="0" table:formula="msoxl:=Sheet8!J23" table:style-name="ce92">
            <text:p><text:s/>$-<text:s text:c="3"/></text:p>
          </table:table-cell>
          <table:table-cell office:value-type="currency" office:value="0" table:formula="msoxl:=Sheet9!J23" table:style-name="ce92">
            <text:p><text:s/>$-<text:s text:c="3"/></text:p>
          </table:table-cell>
          <table:table-cell office:value-type="currency" office:value="0" table:formula="msoxl:=Sheet10!J23" table:style-name="ce92">
            <text:p><text:s/>$-<text:s text:c="3"/></text:p>
          </table:table-cell>
          <table:table-cell table:style-name="ce91"/>
          <table:table-cell office:value-type="currency" office:value="0" table:formula="msoxl:=SUM(D21:M21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Tax</text:p>
          </table:table-cell>
          <table:table-cell office:value-type="percentage" office:value="0" table:formula="msoxl:=Sheet1!C24" table:style-name="ce98">
            <text:p>0.00%</text:p>
          </table:table-cell>
          <table:table-cell office:value-type="currency" office:value="0" table:formula="msoxl:=Sheet1!J24" table:style-name="ce92">
            <text:p><text:s/>$-<text:s text:c="3"/></text:p>
          </table:table-cell>
          <table:table-cell office:value-type="currency" office:value="0" table:formula="msoxl:=Sheet2!J24" table:style-name="ce92">
            <text:p><text:s/>$-<text:s text:c="3"/></text:p>
          </table:table-cell>
          <table:table-cell office:value-type="currency" office:value="0" table:formula="msoxl:=Sheet3!J24" table:style-name="ce92">
            <text:p><text:s/>$-<text:s text:c="3"/></text:p>
          </table:table-cell>
          <table:table-cell office:value-type="currency" office:value="0" table:formula="msoxl:=Sheet4!J24" table:style-name="ce92">
            <text:p><text:s/>$-<text:s text:c="3"/></text:p>
          </table:table-cell>
          <table:table-cell office:value-type="currency" office:value="0" table:formula="msoxl:=Sheet5!J24" table:style-name="ce92">
            <text:p><text:s/>$-<text:s text:c="3"/></text:p>
          </table:table-cell>
          <table:table-cell office:value-type="currency" office:value="0" table:formula="msoxl:=Sheet6!J24" table:style-name="ce92">
            <text:p><text:s/>$-<text:s text:c="3"/></text:p>
          </table:table-cell>
          <table:table-cell office:value-type="currency" office:value="0" table:formula="msoxl:=Sheet7!J24" table:style-name="ce92">
            <text:p><text:s/>$-<text:s text:c="3"/></text:p>
          </table:table-cell>
          <table:table-cell office:value-type="currency" office:value="0" table:formula="msoxl:=Sheet8!J24" table:style-name="ce92">
            <text:p><text:s/>$-<text:s text:c="3"/></text:p>
          </table:table-cell>
          <table:table-cell office:value-type="currency" office:value="0" table:formula="msoxl:=Sheet9!J24" table:style-name="ce92">
            <text:p><text:s/>$-<text:s text:c="3"/></text:p>
          </table:table-cell>
          <table:table-cell office:value-type="currency" office:value="0" table:formula="msoxl:=Sheet10!J24" table:style-name="ce92">
            <text:p><text:s/>$-<text:s text:c="3"/></text:p>
          </table:table-cell>
          <table:table-cell table:style-name="ce91"/>
          <table:table-cell office:value-type="currency" office:value="0" table:formula="msoxl:=SUM(D22:M22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table:style-name="ce94"/>
          <table:table-cell table:style-name="ce97"/>
          <table:table-cell table:number-columns-repeated="10" table:style-name="ce92"/>
          <table:table-cell table:style-name="ce91"/>
          <table:table-cell table:number-columns-spanned="2" table:number-rows-spanned="1" table:style-name="ce123"/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Total Invoice price</text:p>
          </table:table-cell>
          <table:table-cell table:style-name="ce93"/>
          <table:table-cell office:value-type="currency" office:value="0" table:formula="msoxl:=Sheet1!J26" table:style-name="ce92">
            <text:p><text:s/>$-<text:s text:c="3"/></text:p>
          </table:table-cell>
          <table:table-cell office:value-type="currency" office:value="0" table:formula="msoxl:=Sheet2!J26" table:style-name="ce92">
            <text:p><text:s/>$-<text:s text:c="3"/></text:p>
          </table:table-cell>
          <table:table-cell office:value-type="currency" office:value="0" table:formula="msoxl:=Sheet3!J26" table:style-name="ce92">
            <text:p><text:s/>$-<text:s text:c="3"/></text:p>
          </table:table-cell>
          <table:table-cell office:value-type="currency" office:value="0" table:formula="msoxl:=Sheet4!J26" table:style-name="ce92">
            <text:p><text:s/>$-<text:s text:c="3"/></text:p>
          </table:table-cell>
          <table:table-cell office:value-type="currency" office:value="0" table:formula="msoxl:=Sheet5!J26" table:style-name="ce92">
            <text:p><text:s/>$-<text:s text:c="3"/></text:p>
          </table:table-cell>
          <table:table-cell office:value-type="currency" office:value="0" table:formula="msoxl:=Sheet6!J26" table:style-name="ce92">
            <text:p><text:s/>$-<text:s text:c="3"/></text:p>
          </table:table-cell>
          <table:table-cell office:value-type="currency" office:value="0" table:formula="msoxl:=Sheet7!J26" table:style-name="ce92">
            <text:p><text:s/>$-<text:s text:c="3"/></text:p>
          </table:table-cell>
          <table:table-cell office:value-type="currency" office:value="0" table:formula="msoxl:=Sheet8!J26" table:style-name="ce92">
            <text:p><text:s/>$-<text:s text:c="3"/></text:p>
          </table:table-cell>
          <table:table-cell office:value-type="currency" office:value="0" table:formula="msoxl:=Sheet9!J26" table:style-name="ce92">
            <text:p><text:s/>$-<text:s text:c="3"/></text:p>
          </table:table-cell>
          <table:table-cell office:value-type="currency" office:value="0" table:formula="msoxl:=Sheet10!J26" table:style-name="ce92">
            <text:p><text:s/>$-<text:s text:c="3"/></text:p>
          </table:table-cell>
          <table:table-cell table:style-name="ce91"/>
          <table:table-cell office:value-type="currency" office:value="0" table:formula="msoxl:=SUM(D24:M24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Commission dollars</text:p>
          </table:table-cell>
          <table:table-cell office:value-type="percentage" office:value="0" table:formula="msoxl:=Sheet1!C27" table:style-name="ce119">
            <text:p>0.00%</text:p>
          </table:table-cell>
          <table:table-cell office:value-type="currency" office:value="0" table:formula="msoxl:=Sheet1!J29" table:style-name="ce92">
            <text:p><text:s/>$-<text:s text:c="3"/></text:p>
          </table:table-cell>
          <table:table-cell office:value-type="currency" office:value="0" table:formula="msoxl:=Sheet2!J29" table:style-name="ce92">
            <text:p><text:s/>$-<text:s text:c="3"/></text:p>
          </table:table-cell>
          <table:table-cell office:value-type="currency" office:value="0" table:formula="msoxl:=Sheet3!J29" table:style-name="ce92">
            <text:p><text:s/>$-<text:s text:c="3"/></text:p>
          </table:table-cell>
          <table:table-cell office:value-type="currency" office:value="0" table:formula="msoxl:=Sheet4!J29" table:style-name="ce92">
            <text:p><text:s/>$-<text:s text:c="3"/></text:p>
          </table:table-cell>
          <table:table-cell office:value-type="currency" office:value="0" table:formula="msoxl:=Sheet5!J29" table:style-name="ce92">
            <text:p><text:s/>$-<text:s text:c="3"/></text:p>
          </table:table-cell>
          <table:table-cell office:value-type="currency" office:value="0" table:formula="msoxl:=Sheet6!J29" table:style-name="ce92">
            <text:p><text:s/>$-<text:s text:c="3"/></text:p>
          </table:table-cell>
          <table:table-cell office:value-type="currency" office:value="0" table:formula="msoxl:=Sheet7!J29" table:style-name="ce92">
            <text:p><text:s/>$-<text:s text:c="3"/></text:p>
          </table:table-cell>
          <table:table-cell office:value-type="currency" office:value="0" table:formula="msoxl:=Sheet8!J29" table:style-name="ce92">
            <text:p><text:s/>$-<text:s text:c="3"/></text:p>
          </table:table-cell>
          <table:table-cell office:value-type="currency" office:value="0" table:formula="msoxl:=Sheet9!J29" table:style-name="ce92">
            <text:p><text:s/>$-<text:s text:c="3"/></text:p>
          </table:table-cell>
          <table:table-cell office:value-type="currency" office:value="0" table:formula="msoxl:=Sheet10!J29" table:style-name="ce92">
            <text:p><text:s/>$-<text:s text:c="3"/></text:p>
          </table:table-cell>
          <table:table-cell table:style-name="ce91"/>
          <table:table-cell office:value-type="currency" office:value="0" table:formula="msoxl:=SUM(D25:M25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Freight allowance</text:p>
          </table:table-cell>
          <table:table-cell office:value-type="float" office:value="0" table:formula="msoxl:=Sheet1!C31" table:style-name="ce94">
            <text:p>0</text:p>
          </table:table-cell>
          <table:table-cell office:value-type="currency" office:value="0" table:formula="msoxl:=Sheet1!J32" table:style-name="ce92">
            <text:p><text:s/>$-<text:s text:c="3"/></text:p>
          </table:table-cell>
          <table:table-cell office:value-type="currency" office:value="0" table:formula="msoxl:=Sheet2!J32" table:style-name="ce92">
            <text:p><text:s/>$-<text:s text:c="3"/></text:p>
          </table:table-cell>
          <table:table-cell office:value-type="currency" office:value="0" table:formula="msoxl:=Sheet3!J32" table:style-name="ce92">
            <text:p><text:s/>$-<text:s text:c="3"/></text:p>
          </table:table-cell>
          <table:table-cell office:value-type="currency" office:value="0" table:formula="msoxl:=Sheet4!J32" table:style-name="ce92">
            <text:p><text:s/>$-<text:s text:c="3"/></text:p>
          </table:table-cell>
          <table:table-cell office:value-type="currency" office:value="0" table:formula="msoxl:=Sheet5!J32" table:style-name="ce92">
            <text:p><text:s/>$-<text:s text:c="3"/></text:p>
          </table:table-cell>
          <table:table-cell office:value-type="currency" office:value="0" table:formula="msoxl:=Sheet6!J32" table:style-name="ce92">
            <text:p><text:s/>$-<text:s text:c="3"/></text:p>
          </table:table-cell>
          <table:table-cell office:value-type="currency" office:value="0" table:formula="msoxl:=Sheet7!J32" table:style-name="ce92">
            <text:p><text:s/>$-<text:s text:c="3"/></text:p>
          </table:table-cell>
          <table:table-cell office:value-type="currency" office:value="0" table:formula="msoxl:=Sheet8!J32" table:style-name="ce92">
            <text:p><text:s/>$-<text:s text:c="3"/></text:p>
          </table:table-cell>
          <table:table-cell office:value-type="currency" office:value="0" table:formula="msoxl:=Sheet9!J32" table:style-name="ce92">
            <text:p><text:s/>$-<text:s text:c="3"/></text:p>
          </table:table-cell>
          <table:table-cell office:value-type="currency" office:value="0" table:formula="msoxl:=Sheet10!J32" table:style-name="ce92">
            <text:p><text:s/>$-<text:s text:c="3"/></text:p>
          </table:table-cell>
          <table:table-cell table:style-name="ce91"/>
          <table:table-cell office:value-type="currency" office:value="0" table:formula="msoxl:=SUM(D26:M26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table:number-columns-repeated="2" table:style-name="ce94"/>
          <table:table-cell table:style-name="ce120"/>
          <table:table-cell table:number-columns-repeated="9" table:style-name="ce92"/>
          <table:table-cell table:style-name="ce91"/>
          <table:table-cell table:style-name="ce92"/>
          <table:table-cell table:style-name="ce96"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Compressor warranty</text:p>
          </table:table-cell>
          <table:table-cell table:style-name="ce93"/>
          <table:table-cell office:value-type="currency" office:value="0" table:formula="msoxl:=Sheet1!J34" table:style-name="ce92">
            <text:p><text:s/>$-<text:s text:c="3"/></text:p>
          </table:table-cell>
          <table:table-cell office:value-type="currency" office:value="0" table:formula="msoxl:=Sheet2!J34" table:style-name="ce92">
            <text:p><text:s/>$-<text:s text:c="3"/></text:p>
          </table:table-cell>
          <table:table-cell office:value-type="currency" office:value="0" table:formula="msoxl:=Sheet3!J34" table:style-name="ce92">
            <text:p><text:s/>$-<text:s text:c="3"/></text:p>
          </table:table-cell>
          <table:table-cell office:value-type="currency" office:value="0" table:formula="msoxl:=Sheet4!J34" table:style-name="ce92">
            <text:p><text:s/>$-<text:s text:c="3"/></text:p>
          </table:table-cell>
          <table:table-cell office:value-type="currency" office:value="0" table:formula="msoxl:=Sheet5!J34" table:style-name="ce92">
            <text:p><text:s/>$-<text:s text:c="3"/></text:p>
          </table:table-cell>
          <table:table-cell office:value-type="currency" office:value="0" table:formula="msoxl:=Sheet6!J34" table:style-name="ce92">
            <text:p><text:s/>$-<text:s text:c="3"/></text:p>
          </table:table-cell>
          <table:table-cell office:value-type="currency" office:value="0" table:formula="msoxl:=Sheet7!J34" table:style-name="ce92">
            <text:p><text:s/>$-<text:s text:c="3"/></text:p>
          </table:table-cell>
          <table:table-cell office:value-type="currency" office:value="0" table:formula="msoxl:=Sheet8!J34" table:style-name="ce92">
            <text:p><text:s/>$-<text:s text:c="3"/></text:p>
          </table:table-cell>
          <table:table-cell office:value-type="currency" office:value="0" table:formula="msoxl:=Sheet9!J34" table:style-name="ce92">
            <text:p><text:s/>$-<text:s text:c="3"/></text:p>
          </table:table-cell>
          <table:table-cell office:value-type="currency" office:value="0" table:formula="msoxl:=Sheet10!J34" table:style-name="ce92">
            <text:p><text:s/>$-<text:s text:c="3"/></text:p>
          </table:table-cell>
          <table:table-cell table:style-name="ce91"/>
          <table:table-cell office:value-type="currency" office:value="0" table:formula="msoxl:=SUM(D28:M28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Other</text:p>
          </table:table-cell>
          <table:table-cell table:style-name="ce93"/>
          <table:table-cell office:value-type="currency" office:value="0" table:formula="msoxl:=Sheet1!J35" table:style-name="ce92">
            <text:p><text:s/>$-<text:s text:c="3"/></text:p>
          </table:table-cell>
          <table:table-cell office:value-type="currency" office:value="0" table:formula="msoxl:=Sheet2!J35" table:style-name="ce92">
            <text:p><text:s/>$-<text:s text:c="3"/></text:p>
          </table:table-cell>
          <table:table-cell office:value-type="currency" office:value="0" table:formula="msoxl:=Sheet3!J35" table:style-name="ce92">
            <text:p><text:s/>$-<text:s text:c="3"/></text:p>
          </table:table-cell>
          <table:table-cell office:value-type="currency" office:value="0" table:formula="msoxl:=Sheet4!J35" table:style-name="ce92">
            <text:p><text:s/>$-<text:s text:c="3"/></text:p>
          </table:table-cell>
          <table:table-cell office:value-type="currency" office:value="0" table:formula="msoxl:=Sheet5!J35" table:style-name="ce92">
            <text:p><text:s/>$-<text:s text:c="3"/></text:p>
          </table:table-cell>
          <table:table-cell office:value-type="currency" office:value="0" table:formula="msoxl:=Sheet6!J35" table:style-name="ce92">
            <text:p><text:s/>$-<text:s text:c="3"/></text:p>
          </table:table-cell>
          <table:table-cell office:value-type="currency" office:value="0" table:formula="msoxl:=Sheet7!J35" table:style-name="ce92">
            <text:p><text:s/>$-<text:s text:c="3"/></text:p>
          </table:table-cell>
          <table:table-cell office:value-type="currency" office:value="0" table:formula="msoxl:=Sheet8!J35" table:style-name="ce92">
            <text:p><text:s/>$-<text:s text:c="3"/></text:p>
          </table:table-cell>
          <table:table-cell office:value-type="currency" office:value="0" table:formula="msoxl:=Sheet9!J35" table:style-name="ce92">
            <text:p><text:s/>$-<text:s text:c="3"/></text:p>
          </table:table-cell>
          <table:table-cell office:value-type="currency" office:value="0" table:formula="msoxl:=Sheet10!J35" table:style-name="ce92">
            <text:p><text:s/>$-<text:s text:c="3"/></text:p>
          </table:table-cell>
          <table:table-cell table:style-name="ce91"/>
          <table:table-cell office:value-type="currency" office:value="0" table:formula="msoxl:=SUM(D29:M29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5"/>
          <table:table-cell office:value-type="string" table:style-name="ce94">
            <text:p>Other</text:p>
          </table:table-cell>
          <table:table-cell table:style-name="ce93"/>
          <table:table-cell office:value-type="currency" office:value="0" table:formula="msoxl:=Sheet1!J36" table:style-name="ce92">
            <text:p><text:s/>$-<text:s text:c="3"/></text:p>
          </table:table-cell>
          <table:table-cell office:value-type="currency" office:value="0" table:formula="msoxl:=Sheet2!J36" table:style-name="ce92">
            <text:p><text:s/>$-<text:s text:c="3"/></text:p>
          </table:table-cell>
          <table:table-cell office:value-type="currency" office:value="0" table:formula="msoxl:=Sheet3!J36" table:style-name="ce92">
            <text:p><text:s/>$-<text:s text:c="3"/></text:p>
          </table:table-cell>
          <table:table-cell office:value-type="currency" office:value="0" table:formula="msoxl:=Sheet4!J36" table:style-name="ce92">
            <text:p><text:s/>$-<text:s text:c="3"/></text:p>
          </table:table-cell>
          <table:table-cell office:value-type="currency" office:value="0" table:formula="msoxl:=Sheet5!J36" table:style-name="ce92">
            <text:p><text:s/>$-<text:s text:c="3"/></text:p>
          </table:table-cell>
          <table:table-cell office:value-type="currency" office:value="0" table:formula="msoxl:=Sheet6!J36" table:style-name="ce92">
            <text:p><text:s/>$-<text:s text:c="3"/></text:p>
          </table:table-cell>
          <table:table-cell office:value-type="currency" office:value="0" table:formula="msoxl:=Sheet7!J36" table:style-name="ce92">
            <text:p><text:s/>$-<text:s text:c="3"/></text:p>
          </table:table-cell>
          <table:table-cell office:value-type="currency" office:value="0" table:formula="msoxl:=Sheet8!J36" table:style-name="ce92">
            <text:p><text:s/>$-<text:s text:c="3"/></text:p>
          </table:table-cell>
          <table:table-cell office:value-type="currency" office:value="0" table:formula="msoxl:=Sheet9!J36" table:style-name="ce92">
            <text:p><text:s/>$-<text:s text:c="3"/></text:p>
          </table:table-cell>
          <table:table-cell office:value-type="currency" office:value="0" table:formula="msoxl:=Sheet10!J36" table:style-name="ce92">
            <text:p><text:s/>$-<text:s text:c="3"/></text:p>
          </table:table-cell>
          <table:table-cell table:style-name="ce91"/>
          <table:table-cell office:value-type="currency" office:value="0" table:formula="msoxl:=SUM(D30:M30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style-name="ce90"/>
          <table:table-cell office:value-type="string" table:style-name="ce89">
            <text:p>NFSP</text:p>
          </table:table-cell>
          <table:table-cell table:style-name="ce88"/>
          <table:table-cell office:value-type="currency" office:value="0" table:formula="msoxl:=Sheet1!J37" table:style-name="ce87">
            <text:p><text:s/>$-<text:s text:c="3"/></text:p>
          </table:table-cell>
          <table:table-cell office:value-type="currency" office:value="0" table:formula="msoxl:=Sheet2!J37" table:style-name="ce92">
            <text:p><text:s/>$-<text:s text:c="3"/></text:p>
          </table:table-cell>
          <table:table-cell office:value-type="currency" office:value="0" table:formula="msoxl:=Sheet3!J37" table:style-name="ce87">
            <text:p><text:s/>$-<text:s text:c="3"/></text:p>
          </table:table-cell>
          <table:table-cell office:value-type="currency" office:value="0" table:formula="msoxl:=Sheet4!J37" table:style-name="ce87">
            <text:p><text:s/>$-<text:s text:c="3"/></text:p>
          </table:table-cell>
          <table:table-cell office:value-type="currency" office:value="0" table:formula="msoxl:=Sheet5!J37" table:style-name="ce87">
            <text:p><text:s/>$-<text:s text:c="3"/></text:p>
          </table:table-cell>
          <table:table-cell office:value-type="currency" office:value="0" table:formula="msoxl:=Sheet6!J37" table:style-name="ce87">
            <text:p><text:s/>$-<text:s text:c="3"/></text:p>
          </table:table-cell>
          <table:table-cell office:value-type="currency" office:value="0" table:formula="msoxl:=Sheet7!J37" table:style-name="ce87">
            <text:p><text:s/>$-<text:s text:c="3"/></text:p>
          </table:table-cell>
          <table:table-cell office:value-type="currency" office:value="0" table:formula="msoxl:=Sheet8!J37" table:style-name="ce87">
            <text:p><text:s/>$-<text:s text:c="3"/></text:p>
          </table:table-cell>
          <table:table-cell office:value-type="currency" office:value="0" table:formula="msoxl:=Sheet9!J37" table:style-name="ce87">
            <text:p><text:s/>$-<text:s text:c="3"/></text:p>
          </table:table-cell>
          <table:table-cell office:value-type="currency" office:value="0" table:formula="msoxl:=Sheet10!J37" table:style-name="ce87">
            <text:p><text:s/>$-<text:s text:c="3"/></text:p>
          </table:table-cell>
          <table:table-cell table:style-name="ce86"/>
          <table:table-cell office:value-type="currency" office:value="0" table:formula="msoxl:=SUM(D31:M31)" table:number-columns-spanned="2" table:number-rows-spanned="1" table:style-name="ce123">
            <text:p><text:s/>$-<text:s text:c="3"/></text:p>
          </table:table-cell>
          <table:covered-table-cell/>
          <table:table-cell table:number-columns-repeated="16368" table:style-name="ce69"/>
        </table:table-row>
        <table:table-row table:style-name="ro3">
          <table:table-cell table:number-columns-repeated="5" table:style-name="ce84"/>
          <table:table-cell table:style-name="ce85"/>
          <table:table-cell table:number-columns-repeated="10" table:style-name="ce84"/>
          <table:table-cell table:style-name="ce75"/>
          <table:table-cell table:number-columns-repeated="16367"/>
        </table:table-row>
        <table:table-row table:style-name="ro3">
          <table:table-cell table:number-columns-repeated="16" table:style-name="ce75"/>
          <table:table-cell table:number-columns-repeated="16368"/>
        </table:table-row>
        <table:table-row table:style-name="ro3">
          <table:table-cell table:style-name="ce75"/>
          <table:table-cell office:value-type="string" table:style-name="ce83">
            <text:p>Shipment to:</text:p>
          </table:table-cell>
          <table:table-cell table:number-columns-repeated="2" table:style-name="ce71"/>
          <table:table-cell office:value-type="string" table:style-name="ce73">
            <text:p>Job Notes / Crate Tagging Information:</text:p>
          </table:table-cell>
          <table:table-cell table:number-columns-repeated="2" table:style-name="ce72"/>
          <table:table-cell office:value-type="string" table:style-name="ce72">
            <text:p>Call Before Delivery</text:p>
          </table:table-cell>
          <table:table-cell table:number-columns-repeated="5" table:style-name="ce72"/>
          <table:table-cell table:style-name="ce81"/>
          <table:table-cell table:style-name="ce82"/>
          <table:table-cell table:style-name="ce81"/>
          <table:table-cell table:number-columns-repeated="16368"/>
        </table:table-row>
        <table:table-row table:style-name="ro2">
          <table:table-cell table:style-name="ce75"/>
          <table:table-cell table:number-columns-spanned="3" table:number-rows-spanned="1" table:style-name="ce155"/>
          <table:covered-table-cell table:number-columns-repeated="2"/>
          <table:table-cell table:number-columns-spanned="3" table:number-rows-spanned="4" table:style-name="ce132"/>
          <table:covered-table-cell table:number-columns-repeated="2"/>
          <table:table-cell table:number-columns-repeated="2" table:style-name="ce80"/>
          <table:table-cell table:number-columns-repeated="7" table:style-name="ce71"/>
          <table:table-cell table:number-columns-repeated="16368"/>
        </table:table-row>
        <table:table-row table:style-name="ro2">
          <table:table-cell table:style-name="ce71"/>
          <table:table-cell table:number-columns-spanned="3" table:number-rows-spanned="1" table:style-name="ce156"/>
          <table:covered-table-cell table:number-columns-repeated="2"/>
          <table:covered-table-cell/>
          <table:covered-table-cell table:number-columns-repeated="2"/>
          <table:table-cell table:number-columns-repeated="2" table:style-name="ce79"/>
          <table:table-cell table:number-columns-repeated="7" table:style-name="ce71"/>
          <table:table-cell table:number-columns-repeated="16368"/>
        </table:table-row>
        <table:table-row table:style-name="ro2">
          <table:table-cell table:style-name="ce71"/>
          <table:table-cell table:number-columns-spanned="3" table:number-rows-spanned="1" table:style-name="ce156"/>
          <table:covered-table-cell table:number-columns-repeated="2"/>
          <table:covered-table-cell/>
          <table:covered-table-cell table:number-columns-repeated="2"/>
          <table:table-cell table:number-columns-repeated="2" table:style-name="ce79"/>
          <table:table-cell table:number-columns-repeated="7" table:style-name="ce71"/>
          <table:table-cell table:number-columns-repeated="16368"/>
        </table:table-row>
        <table:table-row table:style-name="ro3">
          <table:table-cell table:style-name="ce71"/>
          <table:table-cell table:number-columns-spanned="3" table:number-rows-spanned="1" table:style-name="ce156"/>
          <table:covered-table-cell table:number-columns-repeated="2"/>
          <table:covered-table-cell/>
          <table:covered-table-cell table:number-columns-repeated="2"/>
          <table:table-cell table:number-columns-repeated="2" table:style-name="ce78"/>
          <table:table-cell table:number-columns-repeated="7" table:style-name="ce71"/>
          <table:table-cell table:number-columns-repeated="16368"/>
        </table:table-row>
        <table:table-row table:style-name="ro3">
          <table:table-cell table:number-columns-repeated="4" table:style-name="ce71"/>
          <table:table-cell table:style-name="ce72"/>
          <table:table-cell table:number-columns-repeated="9" table:style-name="ce71"/>
          <table:table-cell table:number-columns-repeated="2" table:style-name="ce77"/>
          <table:table-cell table:number-columns-repeated="16368"/>
        </table:table-row>
        <table:table-row table:style-name="ro4">
          <table:table-cell table:style-name="ce71"/>
          <table:table-cell office:value-type="string" table:style-name="ce76">
            <text:p><text:s text:c="3"/>Market</text:p>
          </table:table-cell>
          <table:table-cell table:style-name="ce75"/>
          <table:table-cell table:style-name="ce74"/>
          <table:table-cell office:value-type="string" table:style-name="ce73">
            <text:p>Order Prepared By:</text:p>
          </table:table-cell>
          <table:table-cell table:style-name="ce72"/>
          <table:table-cell table:style-name="ce71"/>
          <table:table-cell office:value-type="string" table:style-name="ce72">
            <text:p>Requested Ship Date</text:p>
          </table:table-cell>
          <table:table-cell table:number-columns-repeated="8" table:style-name="ce72"/>
          <table:table-cell table:number-columns-repeated="16368"/>
        </table:table-row>
        <table:table-row table:style-name="ro2">
          <table:table-cell table:number-columns-repeated="4" table:style-name="ce71"/>
          <table:table-cell table:number-columns-repeated="5" table:style-name="ce70"/>
          <table:table-cell table:number-columns-repeated="7" table:style-name="ce72"/>
          <table:table-cell table:number-columns-repeated="16368"/>
        </table:table-row>
        <table:table-row table:number-rows-repeated="1048535" table:style-name="ro3">
          <table:table-cell table:number-columns-repeated="16384"/>
        </table:table-row>
      </table:table>
      <table:table table:name="Sheet1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4">
            <text:p><text:s/>-<text:s/></text:p>
          </table:table-cell>
          <table:table-cell office:value-type="currency" office:value="0" table:formula="msoxl:=SUM(E17:E19)" table:style-name="ce64">
            <text:p><text:s/>-<text:s/></text:p>
          </table:table-cell>
          <table:table-cell office:value-type="currency" office:value="0" table:formula="msoxl:=SUM(F17:F19)" table:style-name="ce64">
            <text:p><text:s/>-<text:s/></text:p>
          </table:table-cell>
          <table:table-cell office:value-type="currency" office:value="0" table:formula="msoxl:=SUM(G17:G19)" table:style-name="ce64">
            <text:p><text:s/>-<text:s/></text:p>
          </table:table-cell>
          <table:table-cell office:value-type="currency" office:value="0" table:formula="msoxl:=SUM(H17:H19)" table:style-name="ce64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4">
            <text:p><text:s/>-<text:s/></text:p>
          </table:table-cell>
          <table:table-cell office:value-type="currency" office:value="0" table:formula="msoxl:=ROUND(E22,0)" table:style-name="ce64">
            <text:p><text:s/>-<text:s/></text:p>
          </table:table-cell>
          <table:table-cell office:value-type="currency" office:value="0" table:formula="msoxl:=ROUND(F22,0)" table:style-name="ce64">
            <text:p><text:s/>-<text:s/></text:p>
          </table:table-cell>
          <table:table-cell office:value-type="currency" office:value="0" table:formula="msoxl:=ROUND(G22,0)" table:style-name="ce64">
            <text:p><text:s/>-<text:s/></text:p>
          </table:table-cell>
          <table:table-cell office:value-type="currency" office:value="0" table:formula="msoxl:=ROUND(H22,0)" table:style-name="ce64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4">
            <text:p><text:s/>-<text:s/></text:p>
          </table:table-cell>
          <table:table-cell office:value-type="currency" office:value="0" table:formula="msoxl:=$C24*E22" table:style-name="ce64">
            <text:p><text:s/>-<text:s/></text:p>
          </table:table-cell>
          <table:table-cell office:value-type="currency" office:value="0" table:formula="msoxl:=$C24*F22" table:style-name="ce64">
            <text:p><text:s/>-<text:s/></text:p>
          </table:table-cell>
          <table:table-cell office:value-type="currency" office:value="0" table:formula="msoxl:=$C24*G22" table:style-name="ce64">
            <text:p><text:s/>-<text:s/></text:p>
          </table:table-cell>
          <table:table-cell office:value-type="currency" office:value="0" table:formula="msoxl:=$C24*H22" table:style-name="ce64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4">
            <text:p><text:s/>-<text:s/></text:p>
          </table:table-cell>
          <table:table-cell office:value-type="currency" office:value="0" table:formula="msoxl:=SUM(E23,E24,E34)" table:style-name="ce64">
            <text:p><text:s/>-<text:s/></text:p>
          </table:table-cell>
          <table:table-cell office:value-type="currency" office:value="0" table:formula="msoxl:=SUM(F23,F24,F34)" table:style-name="ce64">
            <text:p><text:s/>-<text:s/></text:p>
          </table:table-cell>
          <table:table-cell office:value-type="currency" office:value="0" table:formula="msoxl:=SUM(G23,G24,G34)" table:style-name="ce64">
            <text:p><text:s/>-<text:s/></text:p>
          </table:table-cell>
          <table:table-cell office:value-type="currency" office:value="0" table:formula="msoxl:=SUM(H23,H24,H34)" table:style-name="ce64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31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4">
            <text:p><text:s/>-<text:s/></text:p>
          </table:table-cell>
          <table:table-cell office:value-type="currency" office:value="0" table:formula="msoxl:=ROUND(E28,0)" table:style-name="ce64">
            <text:p><text:s/>-<text:s/></text:p>
          </table:table-cell>
          <table:table-cell office:value-type="currency" office:value="0" table:formula="msoxl:=ROUND(F28,0)" table:style-name="ce64">
            <text:p><text:s/>-<text:s/></text:p>
          </table:table-cell>
          <table:table-cell office:value-type="currency" office:value="0" table:formula="msoxl:=ROUND(G28,0)" table:style-name="ce64">
            <text:p><text:s/>-<text:s/></text:p>
          </table:table-cell>
          <table:table-cell office:value-type="currency" office:value="0" table:formula="msoxl:=ROUND(H28,0)" table:style-name="ce64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4">
            <text:p><text:s/>-<text:s/></text:p>
          </table:table-cell>
          <table:table-cell office:value-type="currency" office:value="0" table:formula="msoxl:=ROUND(E31,0)" table:style-name="ce64">
            <text:p><text:s/>-<text:s/></text:p>
          </table:table-cell>
          <table:table-cell office:value-type="currency" office:value="0" table:formula="msoxl:=ROUND(F31,0)" table:style-name="ce64">
            <text:p><text:s/>-<text:s/></text:p>
          </table:table-cell>
          <table:table-cell office:value-type="currency" office:value="0" table:formula="msoxl:=ROUND(G31,0)" table:style-name="ce64">
            <text:p><text:s/>-<text:s/></text:p>
          </table:table-cell>
          <table:table-cell office:value-type="currency" office:value="0" table:formula="msoxl:=ROUND(H31,0)" table:style-name="ce64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office:value-type="currency" office:value="0" table:style-name="ce64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4">
            <text:p><text:s/>-<text:s/></text:p>
          </table:table-cell>
          <table:table-cell office:value-type="currency" office:value="0" table:formula="msoxl:=E26-E29-E32-E34" table:style-name="ce64">
            <text:p><text:s/>-<text:s/></text:p>
          </table:table-cell>
          <table:table-cell office:value-type="currency" office:value="0" table:formula="msoxl:=F26-F29-F32-F34" table:style-name="ce64">
            <text:p><text:s/>-<text:s/></text:p>
          </table:table-cell>
          <table:table-cell office:value-type="currency" office:value="0" table:formula="msoxl:=G26-G29-G32-G34" table:style-name="ce64">
            <text:p><text:s/>-<text:s/></text:p>
          </table:table-cell>
          <table:table-cell office:value-type="currency" office:value="0" table:formula="msoxl:=H26-H29-H32-H34" table:style-name="ce64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4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46">
            <text:p>Requested Ship Date</text:p>
          </table:table-cell>
          <table:table-cell table:number-columns-repeated="3" table:style-name="ce4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4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5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6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7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8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9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Sheet10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1" table:number-rows-spanned="1" table:style-name="ce153">
            <text:p>Equipment Order Entry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Date</text:p>
          </table:table-cell>
          <table:table-cell table:style-name="ce3"/>
          <table:table-cell table:number-columns-repeated="2" table:style-name="ce2"/>
          <table:table-cell office:value-type="string" table:style-name="ce4">
            <text:p>Page</text:p>
          </table:table-cell>
          <table:table-cell table:style-name="ce4"/>
          <table:table-cell table:style-name="ce5"/>
          <table:table-cell office:value-type="string" table:style-name="ce6">
            <text:p>of</text:p>
          </table:table-cell>
          <table:table-cell table:style-name="ce7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4">
            <text:p>Invoice To:</text:p>
          </table:table-cell>
          <table:table-cell table:style-name="ce1"/>
          <table:table-cell table:style-name="ce4"/>
          <table:table-cell office:value-type="string" table:style-name="ce4">
            <text:p>PR Number</text:p>
          </table:table-cell>
          <table:table-cell table:style-name="ce8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5"/>
          <table:covered-table-cell/>
          <table:table-cell office:value-type="string" table:style-name="ce4">
            <text:p><text:s text:c="3"/>Representative Name</text:p>
          </table:table-cell>
          <table:table-cell table:style-name="ce10"/>
          <table:table-cell table:style-name="ce11"/>
          <table:table-cell table:number-columns-repeated="3" table:style-name="ce12"/>
          <table:table-cell table:number-columns-repeated="2" table:style-name="ce10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Representative Account #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9"/>
          <table:table-cell table:style-name="ce10"/>
          <table:table-cell table:style-name="ce13"/>
          <table:table-cell table:number-columns-repeated="16373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#<text:s/></text:p>
          </table:table-cell>
          <table:table-cell table:style-name="ce10"/>
          <table:table-cell table:style-name="ce11"/>
          <table:table-cell table:number-columns-repeated="3" table:style-name="ce9"/>
          <table:table-cell table:number-columns-repeated="16375" table:style-name="ce1"/>
        </table:table-row>
        <table:table-row table:style-name="ro2">
          <table:table-cell table:style-name="ce1"/>
          <table:table-cell table:number-columns-spanned="2" table:number-rows-spanned="1" table:style-name="ce136"/>
          <table:covered-table-cell/>
          <table:table-cell office:value-type="string" table:style-name="ce4">
            <text:p><text:s text:c="3"/>Purchase Order Date</text:p>
          </table:table-cell>
          <table:table-cell table:style-name="ce10"/>
          <table:table-cell table:style-name="ce14"/>
          <table:table-cell table:number-columns-repeated="3" table:style-name="ce15"/>
          <table:table-cell table:number-columns-repeated="16375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Resa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able</text:p>
          </table:table-cell>
          <table:table-cell table:number-columns-repeated="16377" table:style-name="ce1"/>
        </table:table-row>
        <table:table-row table:style-name="ro5">
          <table:table-cell table:number-columns-repeated="5" table:style-name="ce1"/>
          <table:table-cell table:style-name="ce63"/>
          <table:table-cell office:value-type="string" table:style-name="ce62">
            <text:p>Tax Exempt #</text:p>
          </table:table-cell>
          <table:table-cell table:style-name="ce61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6"/>
          <table:table-cell office:value-type="string" table:number-columns-spanned="2" table:number-rows-spanned="1" table:style-name="ce142">
            <text:p>ITEM NUMBER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7">
            <text:p>5</text:p>
          </table:table-cell>
          <table:table-cell table:style-name="ce19"/>
          <table:table-cell office:value-type="string" table:number-columns-spanned="2" table:number-rows-spanned="1" table:style-name="ce143">
            <text:p>TOTAL</text:p>
          </table:table-cell>
          <table:covered-table-cell/>
          <table:table-cell table:number-columns-repeated="16373" table:style-name="ce1"/>
        </table:table-row>
        <table:table-row table:style-name="ro3">
          <table:table-cell table:style-name="ce16"/>
          <table:table-cell office:value-type="string" table:style-name="ce20">
            <text:p>Sales Class</text:p>
          </table:table-cell>
          <table:table-cell table:style-name="ce21"/>
          <table:table-cell table:style-name="ce22"/>
          <table:table-cell table:number-columns-repeated="3" table:style-name="ce23"/>
          <table:table-cell table:style-name="ce22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3">
          <table:table-cell table:style-name="ce16"/>
          <table:table-cell office:value-type="string" table:style-name="ce20">
            <text:p>Unit Tag</text:p>
          </table:table-cell>
          <table:table-cell table:style-name="ce21"/>
          <table:table-cell table:style-name="ce22"/>
          <table:table-cell table:style-name="ce23"/>
          <table:table-cell table:style-name="ce25"/>
          <table:table-cell table:style-name="ce23"/>
          <table:table-cell table:style-name="ce22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2">
          <table:table-cell table:style-name="ce16"/>
          <table:table-cell office:value-type="string" table:style-name="ce20">
            <text:p>Quantity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office:value-type="string" table:number-columns-spanned="2" table:number-rows-spanned="1" table:style-name="ce154">
            <text:p>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odel Number</text:p>
          </table:table-cell>
          <table:table-cell table:style-name="ce21"/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style-name="ce19"/>
          <table:table-cell table:number-columns-spanned="2" table:number-rows-spanned="1" table:style-name="ce141"/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Base List Price</text:p>
          </table:table-cell>
          <table:table-cell table:style-name="ce21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office:value-type="currency" office:value="0" table:formula="msoxl:=SUM(D17:H17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entinel router (list)</text:p>
          </table:table-cell>
          <table:table-cell table:style-name="ce21"/>
          <table:table-cell table:number-columns-repeated="2" table:style-name="ce27"/>
          <table:table-cell table:style-name="ce32"/>
          <table:table-cell table:number-columns-repeated="2" table:style-name="ce27"/>
          <table:table-cell table:style-name="ce30"/>
          <table:table-cell office:value-type="currency" office:value="0" table:formula="msoxl:=SUM(D18:H18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ptions List Price</text:p>
          </table:table-cell>
          <table:table-cell table:style-name="ce21"/>
          <table:table-cell table:number-columns-repeated="5" table:style-name="ce33"/>
          <table:table-cell table:style-name="ce30"/>
          <table:table-cell office:value-type="currency" office:value="0" table:formula="msoxl:=SUM(D19:H19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List Price</text:p>
          </table:table-cell>
          <table:table-cell table:style-name="ce21"/>
          <table:table-cell office:value-type="currency" office:value="0" table:formula="msoxl:=SUM(D17:D19)" table:style-name="ce67">
            <text:p><text:s/>-<text:s/></text:p>
          </table:table-cell>
          <table:table-cell office:value-type="currency" office:value="0" table:formula="msoxl:=SUM(E17:E19)" table:style-name="ce67">
            <text:p><text:s/>-<text:s/></text:p>
          </table:table-cell>
          <table:table-cell office:value-type="currency" office:value="0" table:formula="msoxl:=SUM(F17:F19)" table:style-name="ce67">
            <text:p><text:s/>-<text:s/></text:p>
          </table:table-cell>
          <table:table-cell office:value-type="currency" office:value="0" table:formula="msoxl:=SUM(G17:G19)" table:style-name="ce67">
            <text:p><text:s/>-<text:s/></text:p>
          </table:table-cell>
          <table:table-cell office:value-type="currency" office:value="0" table:formula="msoxl:=SUM(H17:H19)" table:style-name="ce67">
            <text:p><text:s/>-<text:s/></text:p>
          </table:table-cell>
          <table:table-cell table:style-name="ce30"/>
          <table:table-cell office:value-type="currency" office:value="0" table:formula="msoxl:=SUM(D20:H20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Multiplier</text:p>
          </table:table-cell>
          <table:table-cell table:style-name="ce35"/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office:value-type="float" office:value="0" table:formula="msoxl:=$C21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24"/>
          <table:table-cell table:number-columns-repeated="16372"/>
        </table:table-row>
        <table:table-row table:style-name="ro6" table:visibility="collapse">
          <table:table-cell table:style-name="ce16"/>
          <table:table-cell table:style-name="ce37"/>
          <table:table-cell table:style-name="ce1"/>
          <table:table-cell office:value-type="currency" office:value="0" table:formula="msoxl:=D21*D20" table:style-name="ce34">
            <text:p><text:s/>$-00<text:s/></text:p>
          </table:table-cell>
          <table:table-cell office:value-type="currency" office:value="0" table:formula="msoxl:=E21*E20" table:style-name="ce34">
            <text:p><text:s/>$-00<text:s/></text:p>
          </table:table-cell>
          <table:table-cell office:value-type="currency" office:value="0" table:formula="msoxl:=F21*F20" table:style-name="ce34">
            <text:p><text:s/>$-00<text:s/></text:p>
          </table:table-cell>
          <table:table-cell office:value-type="currency" office:value="0" table:formula="msoxl:=G21*G20" table:style-name="ce34">
            <text:p><text:s/>$-00<text:s/></text:p>
          </table:table-cell>
          <table:table-cell office:value-type="currency" office:value="0" table:formula="msoxl:=H21*H20" table:style-name="ce34">
            <text:p><text:s/>$-00<text:s/></text:p>
          </table:table-cell>
          <table:table-cell table:style-name="ce30"/>
          <table:table-cell office:value-type="currency" office:value="0" table:formula="msoxl:=SUM(D22:H22)" table:number-columns-spanned="2" table:number-rows-spanned="1" table:style-name="ce139">
            <text:p><text:s/>$-00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37">
            <text:p>TSP before tax</text:p>
          </table:table-cell>
          <table:table-cell table:style-name="ce1"/>
          <table:table-cell office:value-type="currency" office:value="0" table:formula="msoxl:=ROUND(D22,0)" table:style-name="ce67">
            <text:p><text:s/>-<text:s/></text:p>
          </table:table-cell>
          <table:table-cell office:value-type="currency" office:value="0" table:formula="msoxl:=ROUND(E22,0)" table:style-name="ce67">
            <text:p><text:s/>-<text:s/></text:p>
          </table:table-cell>
          <table:table-cell office:value-type="currency" office:value="0" table:formula="msoxl:=ROUND(F22,0)" table:style-name="ce67">
            <text:p><text:s/>-<text:s/></text:p>
          </table:table-cell>
          <table:table-cell office:value-type="currency" office:value="0" table:formula="msoxl:=ROUND(G22,0)" table:style-name="ce67">
            <text:p><text:s/>-<text:s/></text:p>
          </table:table-cell>
          <table:table-cell office:value-type="currency" office:value="0" table:formula="msoxl:=ROUND(H22,0)" table:style-name="ce67">
            <text:p><text:s/>-<text:s/></text:p>
          </table:table-cell>
          <table:table-cell table:style-name="ce30"/>
          <table:table-cell office:value-type="currency" office:value="0" table:formula="msoxl:=SUM(D23:H23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ax</text:p>
          </table:table-cell>
          <table:table-cell table:style-name="ce39"/>
          <table:table-cell office:value-type="currency" office:value="0" table:formula="msoxl:=$C24*D22" table:style-name="ce67">
            <text:p><text:s/>-<text:s/></text:p>
          </table:table-cell>
          <table:table-cell office:value-type="currency" office:value="0" table:formula="msoxl:=$C24*E22" table:style-name="ce67">
            <text:p><text:s/>-<text:s/></text:p>
          </table:table-cell>
          <table:table-cell office:value-type="currency" office:value="0" table:formula="msoxl:=$C24*F22" table:style-name="ce67">
            <text:p><text:s/>-<text:s/></text:p>
          </table:table-cell>
          <table:table-cell office:value-type="currency" office:value="0" table:formula="msoxl:=$C24*G22" table:style-name="ce67">
            <text:p><text:s/>-<text:s/></text:p>
          </table:table-cell>
          <table:table-cell office:value-type="currency" office:value="0" table:formula="msoxl:=$C24*H22" table:style-name="ce67">
            <text:p><text:s/>-<text:s/></text:p>
          </table:table-cell>
          <table:table-cell table:style-name="ce30"/>
          <table:table-cell office:value-type="currency" office:value="0" table:formula="msoxl:=SUM(D24:H24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6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Total Invoice price</text:p>
          </table:table-cell>
          <table:table-cell table:style-name="ce21"/>
          <table:table-cell office:value-type="currency" office:value="0" table:formula="msoxl:=SUM(D23,D24,D34)" table:style-name="ce67">
            <text:p><text:s/>-<text:s/></text:p>
          </table:table-cell>
          <table:table-cell office:value-type="currency" office:value="0" table:formula="msoxl:=SUM(E23,E24,E34)" table:style-name="ce67">
            <text:p><text:s/>-<text:s/></text:p>
          </table:table-cell>
          <table:table-cell office:value-type="currency" office:value="0" table:formula="msoxl:=SUM(F23,F24,F34)" table:style-name="ce67">
            <text:p><text:s/>-<text:s/></text:p>
          </table:table-cell>
          <table:table-cell office:value-type="currency" office:value="0" table:formula="msoxl:=SUM(G23,G24,G34)" table:style-name="ce67">
            <text:p><text:s/>-<text:s/></text:p>
          </table:table-cell>
          <table:table-cell office:value-type="currency" office:value="0" table:formula="msoxl:=SUM(H23,H24,H34)" table:style-name="ce67">
            <text:p><text:s/>-<text:s/></text:p>
          </table:table-cell>
          <table:table-cell table:style-name="ce30"/>
          <table:table-cell office:value-type="currency" office:value="0" table:formula="msoxl:=SUM(D26:H26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rate</text:p>
          </table:table-cell>
          <table:table-cell table:style-name="ce39"/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office:value-type="percentage" office:value="0" table:formula="msoxl:=$C27" table:style-name="ce59">
            <text:p>0.0000%</text:p>
          </table:table-cell>
          <table:table-cell table:style-name="ce30"/>
          <table:table-cell table:number-columns-spanned="2" table:number-rows-spanned="1" table:style-name="ce140"/>
          <table:covered-table-cell/>
          <table:table-cell table:style-name="ce38"/>
          <table:table-cell table:number-columns-repeated="16372"/>
        </table:table-row>
        <table:table-row table:style-name="ro6" table:visibility="collapse">
          <table:table-cell table:style-name="ce16"/>
          <table:table-cell table:number-columns-repeated="2" table:style-name="ce20"/>
          <table:table-cell office:value-type="currency" office:value="0" table:formula="msoxl:=D23*D27" table:style-name="ce34">
            <text:p><text:s/>$-00<text:s/></text:p>
          </table:table-cell>
          <table:table-cell office:value-type="currency" office:value="0" table:formula="msoxl:=E23*E27" table:style-name="ce34">
            <text:p><text:s/>$-00<text:s/></text:p>
          </table:table-cell>
          <table:table-cell office:value-type="currency" office:value="0" table:formula="msoxl:=F23*F27" table:style-name="ce34">
            <text:p><text:s/>$-00<text:s/></text:p>
          </table:table-cell>
          <table:table-cell office:value-type="currency" office:value="0" table:formula="msoxl:=G23*G27" table:style-name="ce34">
            <text:p><text:s/>$-00<text:s/></text:p>
          </table:table-cell>
          <table:table-cell office:value-type="currency" office:value="0" table:formula="msoxl:=H23*H27" table:style-name="ce34">
            <text:p><text:s/>$-00<text:s/></text:p>
          </table:table-cell>
          <table:table-cell table:style-name="ce30"/>
          <table:table-cell table:number-columns-repeated="2" table:style-name="ce68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mission Dollars</text:p>
          </table:table-cell>
          <table:table-cell table:style-name="ce20"/>
          <table:table-cell office:value-type="currency" office:value="0" table:formula="msoxl:=ROUND(D28,0)" table:style-name="ce67">
            <text:p><text:s/>-<text:s/></text:p>
          </table:table-cell>
          <table:table-cell office:value-type="currency" office:value="0" table:formula="msoxl:=ROUND(E28,0)" table:style-name="ce67">
            <text:p><text:s/>-<text:s/></text:p>
          </table:table-cell>
          <table:table-cell office:value-type="currency" office:value="0" table:formula="msoxl:=ROUND(F28,0)" table:style-name="ce67">
            <text:p><text:s/>-<text:s/></text:p>
          </table:table-cell>
          <table:table-cell office:value-type="currency" office:value="0" table:formula="msoxl:=ROUND(G28,0)" table:style-name="ce67">
            <text:p><text:s/>-<text:s/></text:p>
          </table:table-cell>
          <table:table-cell office:value-type="currency" office:value="0" table:formula="msoxl:=ROUND(H28,0)" table:style-name="ce67">
            <text:p><text:s/>-<text:s/></text:p>
          </table:table-cell>
          <table:table-cell table:style-name="ce30"/>
          <table:table-cell office:value-type="currency" office:value="0" table:formula="msoxl:=SUM(D29:H29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7">
          <table:table-cell table:style-name="ce16"/>
          <table:table-cell office:value-type="string" table:style-name="ce20">
            <text:p>Freight allowance</text:p>
          </table:table-cell>
          <table:table-cell table:style-name="ce39"/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office:value-type="float" office:value="0" table:formula="msoxl:=$C$30" table:style-name="ce65">
            <text:p><text:s/>-<text:s/></text:p>
          </table:table-cell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8" table:visibility="collapse">
          <table:table-cell table:style-name="ce16"/>
          <table:table-cell office:value-type="string" table:style-name="ce20">
            <text:p>Freight allowance</text:p>
          </table:table-cell>
          <table:table-cell office:value-type="float" office:value="0" table:formula="msoxl:=C30" table:style-name="ce20">
            <text:p>0</text:p>
          </table:table-cell>
          <table:table-cell office:value-type="currency" office:value="0" table:formula="msoxl:=$C31*D23" table:style-name="ce34">
            <text:p><text:s/>$-00<text:s/></text:p>
          </table:table-cell>
          <table:table-cell office:value-type="currency" office:value="0" table:formula="msoxl:=$C31*E23" table:style-name="ce34">
            <text:p><text:s/>$-00<text:s/></text:p>
          </table:table-cell>
          <table:table-cell office:value-type="currency" office:value="0" table:formula="msoxl:=$C31*F23" table:style-name="ce34">
            <text:p><text:s/>$-00<text:s/></text:p>
          </table:table-cell>
          <table:table-cell office:value-type="currency" office:value="0" table:formula="msoxl:=$C31*G23" table:style-name="ce34">
            <text:p><text:s/>$-00<text:s/></text:p>
          </table:table-cell>
          <table:table-cell office:value-type="currency" office:value="0" table:formula="msoxl:=$C31*H23" table:style-name="ce34">
            <text:p><text:s/>$-00<text:s/></text:p>
          </table:table-cell>
          <table:table-cell table:style-name="ce30"/>
          <table:table-cell office:value-type="currency" office:value="0" table:formula="msoxl:=SUM(D31:H31)" table:number-columns-spanned="2" table:number-rows-spanned="1" table:style-name="ce139">
            <text:p><text:s/>$-00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Freight dollars</text:p>
          </table:table-cell>
          <table:table-cell table:style-name="ce20"/>
          <table:table-cell office:value-type="currency" office:value="0" table:formula="msoxl:=ROUND(D31,0)" table:style-name="ce67">
            <text:p><text:s/>-<text:s/></text:p>
          </table:table-cell>
          <table:table-cell office:value-type="currency" office:value="0" table:formula="msoxl:=ROUND(E31,0)" table:style-name="ce67">
            <text:p><text:s/>-<text:s/></text:p>
          </table:table-cell>
          <table:table-cell office:value-type="currency" office:value="0" table:formula="msoxl:=ROUND(F31,0)" table:style-name="ce67">
            <text:p><text:s/>-<text:s/></text:p>
          </table:table-cell>
          <table:table-cell office:value-type="currency" office:value="0" table:formula="msoxl:=ROUND(G31,0)" table:style-name="ce67">
            <text:p><text:s/>-<text:s/></text:p>
          </table:table-cell>
          <table:table-cell office:value-type="currency" office:value="0" table:formula="msoxl:=ROUND(H31,0)" table:style-name="ce67">
            <text:p><text:s/>-<text:s/></text:p>
          </table:table-cell>
          <table:table-cell table:style-name="ce30"/>
          <table:table-cell office:value-type="currency" office:value="0" table:formula="msoxl:=SUM(D32:H32)" table:number-columns-spanned="2" table:number-rows-spanned="1" table:style-name="ce160">
            <text:p><text:s/>-<text:s/></text:p>
          </table:table-cell>
          <table:covered-table-cell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table:number-columns-repeated="2" table:style-name="ce20"/>
          <table:table-cell table:number-columns-repeated="5" table:style-name="ce34"/>
          <table:table-cell table:style-name="ce30"/>
          <table:table-cell table:style-name="ce34"/>
          <table:table-cell table:style-name="ce36"/>
          <table:table-cell table:style-name="ce38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Compressor warranty</text:p>
          </table:table-cell>
          <table:table-cell table:style-name="ce21"/>
          <table:table-cell table:number-columns-repeated="5" table:style-name="ce27"/>
          <table:table-cell table:style-name="ce30"/>
          <table:table-cell office:value-type="currency" office:value="0" table:formula="msoxl:=SUM(D34:H34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5:H35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Other</text:p>
          </table:table-cell>
          <table:table-cell table:style-name="ce21"/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office:value-type="currency" office:value="0" table:style-name="ce67">
            <text:p><text:s/>-<text:s/></text:p>
          </table:table-cell>
          <table:table-cell table:style-name="ce30"/>
          <table:table-cell office:value-type="currency" office:value="0" table:formula="msoxl:=SUM(D36:H36)" table:number-columns-spanned="2" table:number-rows-spanned="1" table:style-name="ce160">
            <text:p><text:s/>-<text:s/></text:p>
          </table:table-cell>
          <table:covered-table-cell/>
          <table:table-cell table:style-name="ce24"/>
          <table:table-cell table:number-columns-repeated="16372"/>
        </table:table-row>
        <table:table-row table:style-name="ro6">
          <table:table-cell table:style-name="ce16"/>
          <table:table-cell office:value-type="string" table:style-name="ce20">
            <text:p>NFSP</text:p>
          </table:table-cell>
          <table:table-cell table:style-name="ce21"/>
          <table:table-cell office:value-type="currency" office:value="0" table:formula="msoxl:=D26-D29-D32-D34" table:style-name="ce67">
            <text:p><text:s/>-<text:s/></text:p>
          </table:table-cell>
          <table:table-cell office:value-type="currency" office:value="0" table:formula="msoxl:=E26-E29-E32-E34" table:style-name="ce67">
            <text:p><text:s/>-<text:s/></text:p>
          </table:table-cell>
          <table:table-cell office:value-type="currency" office:value="0" table:formula="msoxl:=F26-F29-F32-F34" table:style-name="ce67">
            <text:p><text:s/>-<text:s/></text:p>
          </table:table-cell>
          <table:table-cell office:value-type="currency" office:value="0" table:formula="msoxl:=G26-G29-G32-G34" table:style-name="ce67">
            <text:p><text:s/>-<text:s/></text:p>
          </table:table-cell>
          <table:table-cell office:value-type="currency" office:value="0" table:formula="msoxl:=H26-H29-H32-H34" table:style-name="ce67">
            <text:p><text:s/>-<text:s/></text:p>
          </table:table-cell>
          <table:table-cell table:style-name="ce30"/>
          <table:table-cell office:value-type="currency" office:value="0" table:formula="msoxl:=SUM(D37:H37)" table:number-columns-spanned="2" table:number-rows-spanned="1" table:style-name="ce160">
            <text:p><text:s/>-<text:s/></text:p>
          </table:table-cell>
          <table:covered-table-cell/>
          <table:table-cell table:style-name="ce40"/>
          <table:table-cell table:number-columns-repeated="16372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6">
          <table:table-cell table:style-name="ce16"/>
          <table:table-cell table:style-name="ce20"/>
          <table:table-cell table:style-name="ce21"/>
          <table:table-cell table:style-name="ce41"/>
          <table:table-cell table:style-name="ce42"/>
          <table:table-cell table:style-name="ce43"/>
          <table:table-cell table:style-name="ce42"/>
          <table:table-cell table:number-columns-repeated="2" table:style-name="ce41"/>
          <table:table-cell table:number-columns-spanned="2" table:number-rows-spanned="1" table:style-name="ce141"/>
          <table:covered-table-cell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office:value-type="string" table:style-name="ce44">
            <text:p>Shipment to:</text:p>
          </table:table-cell>
          <table:table-cell table:number-columns-repeated="2" table:style-name="ce45"/>
          <table:table-cell office:value-type="string" table:number-columns-spanned="3" table:number-rows-spanned="1" table:style-name="ce134">
            <text:p>Job Notes / Crate Tagging Information:</text:p>
          </table:table-cell>
          <table:covered-table-cell table:number-columns-repeated="2"/>
          <table:table-cell office:value-type="string" table:style-name="ce66">
            <text:p>Call Before Delivery</text:p>
          </table:table-cell>
          <table:table-cell table:style-name="ce37"/>
          <table:table-cell table:style-name="ce47"/>
          <table:table-cell table:style-name="ce37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1"/>
          <table:covered-table-cell table:number-columns-repeated="2"/>
          <table:table-cell table:number-columns-spanned="3" table:number-rows-spanned="4" table:style-name="ce159"/>
          <table:covered-table-cell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style-name="ce50"/>
          <table:table-cell table:style-name="ce51"/>
          <table:table-cell table:style-name="ce50"/>
          <table:table-cell table:style-name="ce51"/>
          <table:table-cell table:number-columns-repeated="16373" table:style-name="ce1"/>
        </table:table-row>
        <table:table-row table:style-name="ro2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0"/>
          <table:table-cell table:style-name="ce51"/>
          <table:table-cell table:number-columns-repeated="16373" table:style-name="ce1"/>
        </table:table-row>
        <table:table-row table:style-name="ro3">
          <table:table-cell table:style-name="ce45"/>
          <table:table-cell table:number-columns-spanned="3" table:number-rows-spanned="1" table:style-name="ce162"/>
          <table:covered-table-cell table:number-columns-repeated="2"/>
          <table:covered-table-cell/>
          <table:covered-table-cell table:number-columns-repeated="2"/>
          <table:table-cell table:number-columns-repeated="3" table:style-name="ce52"/>
          <table:table-cell table:style-name="ce53"/>
          <table:table-cell table:number-columns-repeated="16373" table:style-name="ce1"/>
        </table:table-row>
        <table:table-row table:style-name="ro9">
          <table:table-cell table:number-columns-repeated="9" table:style-name="ce45"/>
          <table:table-cell table:number-columns-repeated="2" table:style-name="ce54"/>
          <table:table-cell table:number-columns-repeated="16373" table:style-name="ce1"/>
        </table:table-row>
        <table:table-row table:style-name="ro4">
          <table:table-cell table:style-name="ce45"/>
          <table:table-cell office:value-type="string" table:style-name="ce55">
            <text:p><text:s text:c="3"/>Market</text:p>
          </table:table-cell>
          <table:table-cell table:style-name="ce1"/>
          <table:table-cell table:style-name="ce56"/>
          <table:table-cell office:value-type="string" table:number-columns-spanned="2" table:number-rows-spanned="1" table:style-name="ce134">
            <text:p>Order Prepared By:</text:p>
          </table:table-cell>
          <table:covered-table-cell/>
          <table:table-cell table:style-name="ce45"/>
          <table:table-cell office:value-type="string" table:style-name="ce66">
            <text:p>Requested Ship Date</text:p>
          </table:table-cell>
          <table:table-cell table:number-columns-repeated="3" table:style-name="ce66"/>
          <table:table-cell table:number-columns-repeated="16373" table:style-name="ce1"/>
        </table:table-row>
        <table:table-row table:style-name="ro2">
          <table:table-cell table:number-columns-repeated="4" table:style-name="ce45"/>
          <table:table-cell table:number-columns-spanned="3" table:number-rows-spanned="1" table:style-name="ce135"/>
          <table:covered-table-cell table:number-columns-repeated="2"/>
          <table:table-cell table:style-name="ce57"/>
          <table:table-cell table:number-columns-repeated="3" table:style-name="ce58"/>
          <table:table-cell table:number-columns-repeated="16373" table:style-name="ce1"/>
        </table:table-row>
        <table:table-row table:number-rows-repeated="104852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7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4" number:min-integer-digits="1"/>
    </number:number-style>
    <number:percentage-style style:name="N39">
      <number:number number:decimal-places="4" number:min-integer-digits="1"/>
      <number:text>%</number:text>
    </number:percentage-style>
    <number:currency-style style:name="N40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0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4" number:min-integer-digits="1" number:grouping="true"/>
      <number:text> </number:text>
    </number:number-style>
    <number:number-style style:name="N41P1">
      <number:text> (</number:text>
      <number:number number:decimal-places="4" number:min-integer-digits="1" number:grouping="true"/>
      <number:text>)</number:text>
    </number:number-style>
    <number:text-style style:name="N41P2">
      <number:text>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urrency" style:family="table-cell" style:data-style-name="N34"/>
    <style:style style:name="Currency_32_2" style:display-name="Currency 2" style:family="table-cell" style:data-style-name="N37"/>
    <style:style style:name="Currency_32_3" style:display-name="Currency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5in" fo:margin-right="0.5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akota Lee</meta:initial-creator>
    <dc:creator>CASEYJ</dc:creator>
    <meta:creation-date>2018-06-06T17:32:04Z</meta:creation-date>
    <dc:date>2018-08-29T20:39:34Z</dc:date>
    <meta:print-date>2018-08-27T17:53:26Z</meta:print-date>
  </office:meta>
</office:document-meta>
</file>